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serif" svg:font-family="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Footer">
      <style:text-properties officeooo:paragraph-rsid="0012bd4a"/>
    </style:style>
    <style:style style:name="P2" style:family="paragraph" style:parent-style-name="Preformatted_20_Text">
      <style:text-properties officeooo:paragraph-rsid="00141898"/>
    </style:style>
    <style:style style:name="P3" style:family="paragraph" style:parent-style-name="Preformatted_20_Text">
      <style:text-properties style:font-name="Liberation Mono" fo:font-size="10pt" style:font-name-asian="Liberation Mono" style:font-size-asian="10pt" style:font-size-complex="10pt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Standard">
      <style:text-properties style:font-name="Liberation Mono" fo:font-size="10pt" style:font-name-asian="Liberation Mono" style:font-size-asian="10pt" style:font-size-complex="10pt"/>
    </style:style>
    <style:style style:name="P6" style:family="paragraph" style:parent-style-name="Standard">
      <style:text-properties style:font-name="Liberation Mono" fo:font-size="10pt" officeooo:rsid="0012bd4a" officeooo:paragraph-rsid="0012bd4a" style:font-name-asian="Liberation Mono" style:font-size-asian="10pt" style:font-size-complex="10pt"/>
    </style:style>
    <style:style style:name="P7" style:family="paragraph" style:parent-style-name="Standard">
      <style:text-properties style:font-name="Liberation Mono" fo:font-size="10pt" officeooo:rsid="00141898" officeooo:paragraph-rsid="00141898" style:font-name-asian="Liberation Mono" style:font-size-asian="10pt" style:font-size-complex="10pt"/>
    </style:style>
    <style:style style:name="P8" style:family="paragraph" style:parent-style-name="Standard">
      <style:text-properties style:font-name="Liberation Mono" fo:font-size="10pt" officeooo:paragraph-rsid="00141898" style:font-name-asian="Liberation Mono" style:font-size-asian="10pt" style:font-size-complex="10pt"/>
    </style:style>
    <style:style style:name="T1" style:family="text">
      <style:text-properties officeooo:rsid="0012bd4a"/>
    </style:style>
    <style:style style:name="T2" style:family="text">
      <style:text-properties officeooo:rsid="00141898"/>
    </style:style>
    <style:style style:name="T3" style:family="text">
      <style:text-properties style:font-name="Liberation Mono" style:font-name-asian="Liberation Mono"/>
    </style:style>
    <style:style style:name="T4" style:family="text">
      <style:text-properties style:font-name="Liberation Mono" officeooo:rsid="00141898" style:font-name-asian="Liberation Mono"/>
    </style:style>
    <style:style style:name="T5" style:family="text">
      <style:text-properties style:font-name="Liberation Mono" fo:font-size="10pt" style:font-name-asian="Liberation Mono" style:font-size-asian="10pt" style:font-size-complex="10pt"/>
    </style:style>
    <style:style style:name="T6" style:family="text">
      <style:text-properties style:font-name="Liberation Mono" fo:font-size="10pt" officeooo:rsid="00141898" style:font-name-asian="Liberation Mono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# draw AVL Tree</text:p>
      <text:p text:style-name="P5">#!/usr/bin/python3<text:line-break/>import sys<text:line-break/>import random<text:line-break/>import time<text:line-break/>from PyQt5.QtCore import *<text:line-break/>from PyQt5.QtGui import *<text:line-break/>from PyQt5.QtWidgets import *<text:line-break/>import re<text:line-break/><text:line-break/>class TreeNode(object):<text:line-break/> <text:s text:c="3"/>def __init__(self, val, left=None, right=None):<text:line-break/> <text:s text:c="7"/>self.val = val<text:line-break/> <text:s text:c="7"/>self.left = left<text:line-break/> <text:s text:c="7"/>self.right = right<text:line-break/> <text:s text:c="7"/>self.height = 1<text:line-break/><text:line-break/>def find_min(node):<text:line-break/> <text:s text:c="3"/>"""Find min value node"""<text:line-break/> <text:s text:c="3"/>while node and node.left:<text:line-break/> <text:s text:c="7"/>node = node.left<text:line-break/> <text:s text:c="3"/>return node<text:line-break/><text:line-break/><text:line-break/>def find_max(node):<text:line-break/> <text:s text:c="3"/>"""Find max value node"""<text:line-break/> <text:s text:c="3"/>while node and node.right:<text:line-break/> <text:s text:c="7"/>node = node.right<text:line-break/> <text:s text:c="3"/>return node<text:line-break/><text:line-break/>def find(value, node):<text:line-break/> <text:s text:c="3"/>"""Find node with val equal to value"""<text:line-break/> <text:s text:c="3"/>while node:<text:line-break/> <text:s text:c="7"/>if value &lt; node.val:<text:line-break/> <text:s text:c="11"/>node = node.left<text:line-break/> <text:s text:c="7"/>elif value &gt; node.val:<text:line-break/> <text:s text:c="11"/>node = node.right<text:line-break/> <text:s text:c="7"/>else:<text:line-break/> <text:s text:c="11"/>return node<text:line-break/><text:line-break/>def insert(value, node):<text:line-break/> <text:s text:c="3"/>"""Insert value into node by following BST properties"""<text:line-break/> <text:s text:c="3"/>if node is None:<text:line-break/> <text:s text:c="7"/>return TreeNode(value)<text:line-break/><text:line-break/> <text:s text:c="3"/>if value &lt; node.val:<text:line-break/> <text:s text:c="7"/>node.left = insert(value, node.left)<text:line-break/><text:line-break/> <text:s text:c="3"/>elif value &gt; node.val:<text:line-break/> <text:s text:c="7"/>node.right = insert(value, node.right)<text:line-break/> <text:s text:c="3"/>else:<text:line-break/> <text:s text:c="7"/># duplicate, ignore it<text:line-break/> <text:s text:c="7"/>return node<text:line-break/> <text:s text:c="3"/>return node<text:line-break/>"""insert the value and balance"""<text:line-break/>def insert_balance( root, key):<text:line-break/> <text:s text:c="3"/># Step 1 - Perform normal BST <text:line-break/><text:soft-page-break/> <text:s text:c="3"/>if not root: <text:line-break/> <text:s text:c="7"/>return TreeNode(key) <text:line-break/> <text:s text:c="3"/>elif key &lt; root.val: <text:line-break/> <text:s text:c="7"/>root.left = insert_balance(root.left, key) <text:line-break/> <text:s text:c="3"/>else: <text:line-break/> <text:s text:c="7"/>root.right = insert_balance(root.right, key) <text:line-break/><text:line-break/> <text:s text:c="3"/># Step 2 - Update the height of the <text:s/><text:line-break/> <text:s text:c="3"/># ancestor node <text:line-break/> <text:s text:c="3"/>root.height = 1 + max(getHeight(root.left), <text:line-break/> <text:s text:c="23"/>getHeight(root.right)) <text:line-break/><text:line-break/> <text:s text:c="3"/># Step 3 - Get the balance factor <text:line-break/> <text:s text:c="3"/>balance = getBalance(root) <text:line-break/><text:line-break/> <text:s text:c="3"/># Step 4 - If the node is unbalanced, <text:s/><text:line-break/> <text:s text:c="3"/># then try out the 4 cases <text:line-break/> <text:s text:c="3"/># Case 1 - Left Left <text:line-break/> <text:s text:c="3"/>if balance &gt; 1 and key &lt; root.left.val: <text:line-break/> <text:s text:c="7"/>return rightRotate(root) <text:line-break/><text:line-break/> <text:s text:c="3"/># Case 2 - Right Right <text:line-break/> <text:s text:c="3"/>if balance &lt; -1 and key &gt; root.right.val: <text:line-break/> <text:s text:c="7"/>return leftRotate(root) <text:line-break/><text:line-break/> <text:s text:c="3"/># Case 3 - Left Right <text:line-break/> <text:s text:c="3"/>if balance &gt; 1 and key &gt; root.left.val: <text:line-break/> <text:s text:c="7"/>root.left = leftRotate(root.left) <text:line-break/> <text:s text:c="7"/>return rightRotate(root) <text:line-break/><text:line-break/> <text:s text:c="3"/># Case 4 - Right Left <text:line-break/> <text:s text:c="3"/>if balance &lt; -1 and key &lt; root.right.val: <text:line-break/> <text:s text:c="7"/>root.right = rightRotate(root.right) <text:line-break/> <text:s text:c="7"/>return leftRotate(root) <text:line-break/><text:line-break/> <text:s text:c="3"/>return root <text:line-break/>def leftRotate(z): <text:line-break/> <text:s text:c="3"/>y = z.right <text:line-break/> <text:s text:c="3"/>T2 = y.left <text:line-break/><text:line-break/> <text:s text:c="3"/># Perform rotation <text:line-break/> <text:s text:c="3"/>y.left = z <text:line-break/> <text:s text:c="3"/>z.right = T2 <text:line-break/><text:line-break/> <text:s text:c="3"/># Update heights <text:line-break/> <text:s text:c="3"/>z.height = 1 + max(getHeight(z.left), <text:line-break/> <text:s text:c="23"/>getHeight(z.right)) <text:line-break/> <text:s text:c="3"/>y.height = 1 + max(getHeight(y.left), <text:line-break/> <text:s text:c="23"/>getHeight(y.right)) <text:line-break/><text:line-break/> <text:s text:c="3"/># Return the new root <text:line-break/> <text:s text:c="3"/>return y <text:line-break/><text:line-break/>def rightRotate(z): <text:line-break/> <text:s text:c="3"/>y = z.left <text:line-break/> <text:s text:c="3"/>T3 = y.right <text:line-break/><text:line-break/><text:soft-page-break/> <text:s text:c="3"/># Perform rotation <text:line-break/> <text:s text:c="3"/>y.right = z <text:line-break/> <text:s text:c="3"/>z.left = T3 <text:line-break/><text:line-break/> <text:s text:c="3"/># Update heights <text:line-break/> <text:s text:c="3"/>z.height = 1 + max(getHeight(z.left), <text:line-break/> <text:s text:c="19"/>getHeight(z.right)) <text:line-break/> <text:s text:c="3"/>y.height = 1 + max(getHeight(y.left), <text:line-break/> <text:s text:c="19"/>getHeight(y.right)) <text:line-break/><text:line-break/> <text:s text:c="3"/># Return the new root <text:line-break/> <text:s text:c="3"/>return y <text:line-break/><text:line-break/>def getHeight(root): <text:line-break/> <text:s text:c="3"/>if not root: <text:line-break/> <text:s text:c="7"/>return 0<text:line-break/><text:line-break/> <text:s text:c="3"/>return root.height <text:line-break/><text:line-break/>def getBalance(root): <text:line-break/> <text:s text:c="3"/>if not root: <text:line-break/> <text:s text:c="7"/>return 0<text:line-break/><text:line-break/> <text:s text:c="3"/>return getHeight(root.left) - getHeight(root.right) <text:line-break/>def delete(value, node):<text:line-break/> <text:s text:c="3"/>"""Deletes node from the tree<text:line-break/> <text:s text:c="3"/>Return a pointer to the resulting tree<text:line-break/> <text:s text:c="3"/>"""<text:line-break/> <text:s text:c="3"/>if node is None:<text:line-break/> <text:s text:c="7"/>return None<text:line-break/><text:line-break/> <text:s text:c="3"/>if value &lt; node.val:<text:line-break/> <text:s text:c="7"/>node.left = delete(value, node.left)<text:line-break/> <text:s text:c="3"/>elif value &gt; node.val:<text:line-break/> <text:s text:c="7"/>node.right = delete(value, node.right)<text:line-break/> <text:s text:c="3"/>elif node.left and node.right:<text:line-break/> <text:s text:c="7"/>tmp_cell = find_min(node.right)<text:line-break/> <text:s text:c="7"/>node.val = tmp_cell.val<text:line-break/> <text:s text:c="7"/>node.right = delete(node.val, node.right)<text:line-break/> <text:s text:c="3"/>else:<text:line-break/> <text:s text:c="7"/>if node.left is None:<text:line-break/> <text:s text:c="11"/>node = node.right<text:line-break/> <text:s text:c="7"/>elif node.right is None:<text:line-break/> <text:s text:c="11"/>node = node.left<text:line-break/> <text:s text:c="3"/>return node<text:line-break/><text:line-break/>class AsciiNode(object):<text:line-break/> <text:s text:c="3"/>left = None<text:line-break/> <text:s text:c="3"/>right = None<text:line-break/><text:line-break/> <text:s text:c="3"/># length of the edge from this node to its children<text:line-break/> <text:s text:c="3"/>edge_length = 0<text:line-break/> <text:s text:c="3"/>height = 0<text:line-break/> <text:s text:c="3"/>lablen = 0<text:line-break/><text:line-break/> <text:s text:c="3"/># -1 = left, 0 = root, 1 = right<text:line-break/> <text:s text:c="3"/>parent_dir = 0<text:line-break/><text:soft-page-break/><text:line-break/> <text:s text:c="3"/># max supported unit32 in dec, 10 digits max<text:line-break/> <text:s text:c="3"/>label = ''<text:line-break/><text:line-break/><text:line-break/>MAX_HEIGHT = 1000<text:line-break/>lprofile = [0] * MAX_HEIGHT<text:line-break/>rprofile = [0] * MAX_HEIGHT<text:line-break/>INFINITY = (1 &lt;&lt; 20)<text:line-break/><text:line-break/># adjust gap between left and right nodes<text:line-break/>gap = 3<text:line-break/><text:line-break/>def build_ascii_tree_recursive(t):<text:line-break/> <text:s text:c="3"/>"""<text:line-break/> <text:s text:c="3"/>:type t: TreeNode<text:line-break/> <text:s text:c="3"/>"""<text:line-break/> <text:s text:c="3"/>if t is None:<text:line-break/> <text:s text:c="7"/>return None<text:line-break/><text:line-break/> <text:s text:c="3"/>node = AsciiNode()<text:line-break/> <text:s text:c="3"/>node.left = build_ascii_tree_recursive(t.left)<text:line-break/> <text:s text:c="3"/>node.right = build_ascii_tree_recursive(t.right)<text:line-break/><text:line-break/> <text:s text:c="3"/>if node.left:<text:line-break/> <text:s text:c="7"/>node.left.parent_dir = -1<text:line-break/><text:line-break/> <text:s text:c="3"/>if node.right:<text:line-break/> <text:s text:c="7"/>node.right.parent_dir = 1<text:line-break/><text:line-break/> <text:s text:c="3"/>node.label = '{}'.format(t.val)<text:line-break/> <text:s text:c="3"/>node.lablen = len(node.label)<text:line-break/> <text:s text:c="3"/>return node<text:line-break/><text:line-break/># Copy the tree into the ascii node structure<text:line-break/>def build_ascii_tree(t):<text:line-break/> <text:s text:c="3"/>if t is None:<text:line-break/> <text:s text:c="7"/>return None<text:line-break/> <text:s text:c="3"/>node = build_ascii_tree_recursive(t)<text:line-break/> <text:s text:c="3"/>node.parent_dir = 0<text:line-break/> <text:s text:c="3"/>return node<text:line-break/><text:line-break/># The following function fills in the lprofile array for the given tree.<text:line-break/># It assumes that the center of the label of the root of this tree<text:line-break/># is located at a position (x,y). <text:s/>It assumes that the edge_length<text:line-break/># fields have been computed for this tree.<text:line-break/>def compute_lprofile(node, x, y):<text:line-break/> <text:s text:c="3"/>if node is None:<text:line-break/> <text:s text:c="7"/>return<text:line-break/><text:line-break/> <text:s text:c="3"/>isleft = (node.parent_dir == -1)<text:line-break/> <text:s text:c="3"/>lprofile[y] = min(lprofile[y], x - ((node.lablen - isleft) // 2))<text:line-break/> <text:s text:c="3"/>if node.left:<text:line-break/> <text:s text:c="7"/>i = 1<text:line-break/> <text:s text:c="7"/>while (i &lt;= node.edge_length and y + i &lt; MAX_HEIGHT):<text:line-break/> <text:s text:c="11"/>lprofile[y + i] = min(lprofile[y + i], x - i)<text:line-break/> <text:s text:c="11"/>i += 1<text:line-break/><text:soft-page-break/><text:line-break/> <text:s text:c="3"/>compute_lprofile(node.left, x - node.edge_length - 1, y + node.edge_length + 1)<text:line-break/> <text:s text:c="3"/>compute_lprofile(node.right, x + node.edge_length + 1, y + node.edge_length + 1)<text:line-break/><text:line-break/>def compute_rprofile(node, x, y):<text:line-break/> <text:s text:c="3"/>if node is None:<text:line-break/> <text:s text:c="7"/>return<text:line-break/><text:line-break/> <text:s text:c="3"/>notleft = (node.parent_dir != -1)<text:line-break/> <text:s text:c="3"/>rprofile[y] = max(rprofile[y], x + ((node.lablen - notleft) // 2))<text:line-break/> <text:s text:c="3"/>if node.right is not None:<text:line-break/> <text:s text:c="7"/>i = 1<text:line-break/> <text:s text:c="7"/>while i &lt;= node.edge_length and y + i &lt; MAX_HEIGHT:<text:line-break/> <text:s text:c="11"/>rprofile[y + i] = max(rprofile[y + i], x + i)<text:line-break/> <text:s text:c="11"/>i += 1<text:line-break/><text:line-break/> <text:s text:c="3"/>compute_rprofile(node.left, x - node.edge_length - 1, y + node.edge_length + 1)<text:line-break/> <text:s text:c="3"/>compute_rprofile(node.right, x + node.edge_length + 1, y + node.edge_length + 1)<text:line-break/><text:line-break/># This function fills in the edge_length and<text:line-break/># height fields of the specified tree<text:line-break/>def compute_edge_lengths(node):<text:line-break/> <text:s text:c="3"/>if node is None:<text:line-break/> <text:s text:c="7"/>return<text:line-break/> <text:s text:c="3"/>compute_edge_lengths(node.left)<text:line-break/> <text:s text:c="3"/>compute_edge_lengths(node.right)<text:line-break/><text:line-break/> <text:s text:c="3"/># first fill in the edge_length of node<text:line-break/> <text:s text:c="3"/>if (node.right is None and node.left is None):<text:line-break/> <text:s text:c="7"/>node.edge_length = 0<text:line-break/> <text:s text:c="3"/>else:<text:line-break/> <text:s text:c="7"/>if node.left:<text:line-break/> <text:s text:c="11"/>i = 0<text:line-break/> <text:s text:c="11"/>while (i &lt; node.left.height and i &lt; MAX_HEIGHT):<text:line-break/> <text:s text:c="15"/>rprofile[i] = -INFINITY<text:line-break/> <text:s text:c="15"/>i += 1<text:line-break/> <text:s text:c="11"/>compute_rprofile(node.left, 0, 0)<text:line-break/> <text:s text:c="11"/>hmin = node.left.height<text:line-break/> <text:s text:c="7"/>else:<text:line-break/> <text:s text:c="11"/>hmin = 0<text:line-break/><text:line-break/> <text:s text:c="7"/>if node.right is not None:<text:line-break/> <text:s text:c="11"/>i = 0<text:line-break/> <text:s text:c="11"/>while (i &lt; node.right.height and i &lt; MAX_HEIGHT):<text:line-break/> <text:s text:c="15"/>lprofile[i] = INFINITY<text:line-break/> <text:s text:c="15"/>i += 1<text:line-break/> <text:s text:c="11"/>compute_lprofile(node.right, 0, 0)<text:line-break/> <text:s text:c="11"/>hmin = min(node.right.height, hmin)<text:line-break/> <text:s text:c="7"/>else:<text:line-break/> <text:s text:c="11"/>hmin = 0<text:line-break/><text:line-break/> <text:s text:c="7"/>delta = 4<text:line-break/> <text:s text:c="7"/>i = 0<text:line-break/> <text:s text:c="7"/>while (i &lt; hmin):<text:line-break/> <text:s text:c="11"/>delta = max(delta, gap + 1 + rprofile[i] - lprofile[i])<text:line-break/><text:soft-page-break/> <text:s text:c="11"/>i += 1<text:line-break/><text:line-break/> <text:s text:c="7"/># If the node has two children of height 1, then we allow the<text:line-break/> <text:s text:c="7"/># two leaves to be within 1, instead of 2<text:line-break/> <text:s text:c="7"/>if (((node.left is not None and node.left.height == 1) or (<text:line-break/> <text:s text:c="23"/>node.right is not None and node.right.height == 1)) and delta &gt; 4):<text:line-break/> <text:s text:c="11"/>delta -= 1<text:line-break/> <text:s text:c="7"/>node.edge_length = ((delta + 1) // 2) - 1<text:line-break/><text:line-break/> <text:s text:c="3"/># now fill in the height of node<text:line-break/> <text:s text:c="3"/>h = 1<text:line-break/> <text:s text:c="3"/>if node.left:<text:line-break/> <text:s text:c="7"/>h = max(node.left.height + node.edge_length + 1, h)<text:line-break/> <text:s text:c="3"/>if node.right:<text:line-break/> <text:s text:c="7"/>h = max(node.right.height + node.edge_length + 1, h)<text:line-break/> <text:s text:c="3"/>node.height = h<text:line-break/><text:line-break/># used for printing next node in the same level,<text:line-break/># this is the x coordinate of the next char printed<text:line-break/>print_next = 0<text:line-break/><text:line-break/>node_x = []<text:line-break/>node_y = []<text:line-break/>final_draw_number = []<text:line-break/>temp_x = 0<text:line-break/>temp_y = 0<text:line-break/># This function prints the given level of the given tree, assuming<text:line-break/># that the node has the given x coordinate.<text:line-break/>def print_level(node, x, level):<text:line-break/> <text:s text:c="3"/>global temp_x <text:line-break/> <text:s text:c="3"/>global print_next<text:line-break/> <text:s text:c="3"/>global final_draw_number<text:line-break/><text:line-break/> <text:s text:c="3"/>if node is None:<text:line-break/> <text:s text:c="7"/>return<text:line-break/> <text:s text:c="3"/>isleft = (node.parent_dir == -1)<text:line-break/> <text:s text:c="3"/>if level == 0:<text:line-break/> <text:s text:c="7"/>spaces = (x - print_next - ((node.lablen - isleft) // 2))<text:line-break/> <text:s text:c="7"/>sys.stdout.write(' ' * spaces)<text:line-break/> <text:s text:c="7"/>temp_x += spaces + 1<text:line-break/><text:line-break/> <text:s text:c="7"/>node_x.append(temp_x)<text:line-break/> <text:s text:c="7"/>node_y.append(temp_y)<text:line-break/> <text:s text:c="7"/>print_next += spaces<text:line-break/> <text:s text:c="7"/>sys.stdout.write(node.label)<text:line-break/> <text:s text:c="7"/>final_draw_number.append(int(node.label))<text:line-break/> <text:s text:c="7"/>print_next += node.lablen<text:line-break/><text:line-break/> <text:s text:c="3"/>elif node.edge_length &gt;= level:<text:line-break/> <text:s text:c="7"/>if node.left:<text:line-break/> <text:s text:c="11"/>spaces = (x - print_next - level)<text:line-break/> <text:s text:c="11"/>sys.stdout.write(' ' * spaces)<text:line-break/> <text:s text:c="11"/>temp_x += spaces + 1<text:line-break/> <text:s text:c="11"/>print_next += spaces<text:line-break/> <text:s text:c="11"/>sys.stdout.write('/')<text:line-break/> <text:s text:c="11"/>print_next += 1<text:line-break/><text:soft-page-break/><text:line-break/> <text:s text:c="7"/>if node.right:<text:line-break/> <text:s text:c="11"/>spaces = (x - print_next + level)<text:line-break/> <text:s text:c="11"/>sys.stdout.write(' ' * spaces)<text:line-break/> <text:s text:c="11"/>temp_x += spaces + 1<text:line-break/> <text:s text:c="11"/>print_next += spaces<text:line-break/> <text:s text:c="11"/>sys.stdout.write('\\')<text:line-break/> <text:s text:c="11"/>print_next += 1<text:line-break/> <text:s text:c="7"/><text:line-break/> <text:s text:c="3"/>else:<text:line-break/> <text:s text:c="7"/>same_level = True<text:line-break/> <text:s text:c="7"/>print_level(node.left,<text:line-break/> <text:s text:c="19"/>x - node.edge_length - 1,<text:line-break/> <text:s text:c="19"/>level - node.edge_length - 1)<text:line-break/> <text:s text:c="7"/>same_level = True<text:line-break/> <text:s text:c="7"/>print_level(node.right,<text:line-break/> <text:s text:c="19"/>x + node.edge_length + 1,<text:line-break/> <text:s text:c="19"/>level - node.edge_length - 1)<text:line-break/><text:line-break/># prints ascii tree for given Tree structure<text:line-break/>def drawtree(t):<text:line-break/> <text:s text:c="3"/>global temp_x <text:line-break/> <text:s text:c="3"/>global temp_y <text:line-break/> <text:s text:c="3"/>if t is None:<text:line-break/> <text:s text:c="7"/>return<text:line-break/> <text:s text:c="3"/>proot = build_ascii_tree(t)<text:line-break/> <text:s text:c="3"/>compute_edge_lengths(proot)<text:line-break/> <text:s text:c="3"/>i = 0<text:line-break/> <text:s text:c="3"/>while (i &lt; proot.height and i &lt; MAX_HEIGHT):<text:line-break/> <text:s text:c="7"/>lprofile[i] = INFINITY<text:line-break/> <text:s text:c="7"/>i += 1<text:line-break/><text:line-break/> <text:s text:c="3"/>compute_lprofile(proot, 0, 0)<text:line-break/> <text:s text:c="3"/>xmin = 0<text:line-break/> <text:s text:c="3"/>i = 0<text:line-break/></text:p>
      <text:p text:style-name="P5"><text:s text:c="4"/>while (i &lt; proot.height and i &lt; MAX_HEIGHT):<text:line-break/> <text:s text:c="7"/>xmin = min(xmin, lprofile[i])<text:line-break/> <text:s text:c="7"/>i += 1<text:line-break/><text:line-break/> <text:s text:c="3"/>i = 0<text:line-break/> <text:s text:c="3"/>global print_next<text:line-break/> <text:s text:c="3"/>while (i &lt; proot.height):<text:line-break/> <text:s text:c="7"/>print_next = 0<text:line-break/> <text:s text:c="7"/>temp_y = i<text:line-break/> <text:s text:c="7"/>temp_x = 0<text:line-break/> <text:s text:c="7"/>print_level(proot, -xmin, i)<text:line-break/> <text:s text:c="7"/>print('')<text:line-break/> <text:s text:c="7"/>i += 1<text:line-break/><text:line-break/> <text:s text:c="3"/>if proot.height &gt;= MAX_HEIGHT:<text:line-break/> <text:s text:c="7"/>print(("This tree is taller than %d, and may be drawn incorrectly.".format(MAX_HEIGHT)))<text:line-break/><text:line-break/>def deserialize(string):<text:line-break/> <text:s text:c="3"/>if string == '{}':<text:line-break/> <text:s text:c="7"/>return None<text:line-break/><text:soft-page-break/> <text:s text:c="3"/>nodes = [None if val == '#' else TreeNode(int(val))<text:line-break/> <text:s text:c="12"/>for val in string.strip('[]{}').split(',')]<text:line-break/> <text:s text:c="3"/>kids = nodes[::-1]<text:line-break/> <text:s text:c="3"/>root = kids.pop()<text:line-break/> <text:s text:c="3"/>for node in nodes:<text:line-break/> <text:s text:c="7"/>if node:<text:line-break/> <text:s text:c="11"/>if kids: <text:line-break/> <text:s text:c="15"/>node.left = kids.pop()<text:line-break/> <text:s text:c="11"/>if kids: <text:line-break/> <text:s text:c="15"/>node.right = kids.pop()<text:line-break/> <text:s text:c="3"/>return root<text:line-break/><text:line-break/>def draw_random_bst(n, balanced=False):<text:line-break/> <text:s text:c="3"/>""" Draw random binary search tree of n nodes<text:line-break/> <text:s text:c="3"/>"""<text:line-break/> <text:s text:c="3"/>from random import randint<text:line-break/> <text:s text:c="3"/>nums = set()<text:line-break/> <text:s text:c="3"/>max_num = 10 * n<text:line-break/> <text:s text:c="3"/>if 0 &lt; n &lt; MAX_HEIGHT:<text:line-break/> <text:s text:c="7"/>while len(nums) != n:<text:line-break/> <text:s text:c="11"/>nums.add(randint(1, max_num))<text:line-break/><text:line-break/> <text:s text:c="3"/>draw_bst(list(nums), balanced=balanced)<text:line-break/><text:line-break/><text:line-break/>def draw_level_order(string):<text:line-break/> <text:s text:c="3"/>""" The serialization of a binary tree follows a level order traversal,<text:line-break/> <text:s text:c="3"/>where '#' signifies a path terminator where no node exists below.<text:line-break/> <text:s text:c="3"/>e.g. '{3,9,20,#,#,15,7}'<text:line-break/> <text:s text:c="9"/>3<text:line-break/> <text:s text:c="8"/>/ \<text:line-break/> <text:s text:c="7"/>9 <text:s/>20<text:line-break/> <text:s text:c="10"/>/ \<text:line-break/> <text:s text:c="9"/>15 7<text:line-break/> <text:s text:c="3"/>"""<text:line-break/> <text:s text:c="3"/>drawtree(deserialize(string))<text:line-break/><text:line-break/>#global var to keep track of index in deserialize_preorder<text:line-break/>currIndex = 0<text:line-break/><text:line-break/>#deserialize to preorder<text:line-break/>def deserialize_preorder(nodes, key, min=float("-infinity"), max=float("infinity")):<text:line-break/> <text:s text:c="3"/>global currIndex<text:line-break/> <text:s text:c="3"/>if currIndex &gt;= <text:s/>len(nodes): return None<text:line-break/><text:line-break/> <text:s text:c="3"/>root = None<text:line-break/><text:line-break/> <text:s text:c="3"/>if min &lt; key &lt; max:<text:line-break/> <text:s text:c="7"/>root = TreeNode(key)<text:line-break/> <text:s text:c="7"/>currIndex += 1<text:line-break/><text:line-break/> <text:s text:c="7"/>if currIndex &lt; len(nodes):<text:line-break/> <text:s text:c="11"/>root.left = deserialize_preorder(nodes, nodes[currIndex], min, key)<text:line-break/><text:line-break/> <text:s text:c="7"/>if currIndex &lt; len(nodes):<text:line-break/> <text:s text:c="11"/>root.right = deserialize_preorder(nodes, nodes[currIndex], key, max)<text:line-break/><text:soft-page-break/><text:line-break/> <text:s text:c="3"/>return root<text:line-break/><text:line-break/># Build bst from (sorted) nodes. Used to auto-balance the tree.<text:line-break/>def to_bst(nodes, start, end):<text:line-break/> <text:s text:c="3"/>if start &gt; end: return None<text:line-break/><text:line-break/> <text:s text:c="3"/>mid = (start + end) / 2<text:line-break/> <text:s text:c="3"/>root = TreeNode(nodes[int(mid)])<text:line-break/><text:line-break/> <text:s text:c="3"/>root.left = to_bst(nodes, start, mid-1)<text:line-break/> <text:s text:c="3"/>root.right = to_bst(nodes, mid+1,end)<text:line-break/><text:line-break/> <text:s text:c="3"/>return root<text:line-break/><text:line-break/>def draw_bst(nodes, preorder=False, postorder=False,balanced=False):<text:line-break/> <text:s text:c="3"/>if not nodes: return<text:line-break/><text:line-break/> <text:s text:c="3"/>#Convert list to ints if first element is int, otherwise use list of str<text:line-break/> <text:s text:c="3"/>if re.match("\d", str(nodes[0])):<text:line-break/> <text:s text:c="8"/>nodes = [int(x) for x in nodes]<text:line-break/><text:line-break/> <text:s text:c="3"/>if balanced:<text:line-break/> <text:s text:c="7"/>root = TreeNode(nodes[0])<text:line-break/> <text:s text:c="7"/>for num in nodes[1:]:<text:line-break/> <text:s text:c="11"/>root = insert_balance( root,num) <text:line-break/><text:line-break/> <text:s text:c="3"/>elif not preorder and not postorder:<text:line-break/> <text:s text:c="7"/>root = TreeNode(nodes[0])<text:line-break/> <text:s text:c="7"/>for num in nodes[1:]:<text:line-break/> <text:s text:c="11"/>root = insert(num, root) <text:s/><text:line-break/><text:line-break/> <text:s text:c="3"/>elif preorder:<text:line-break/> <text:s text:c="7"/>if type(nodes[0]) is int:<text:line-break/> <text:s text:c="11"/>root = deserialize_preorder(nodes, nodes[0])<text:line-break/> <text:s text:c="7"/>else:<text:line-break/> <text:s text:c="11"/>#Use "" as lower bound for string. <text:line-break/> <text:s text:c="11"/>#Append 'z' to max string to act as upper bound.<text:line-break/> <text:s text:c="11"/>root = deserialize_preorder(nodes, nodes[0], "", max(nodes) + "z")<text:line-break/><text:line-break/> <text:s text:c="7"/>if currIndex != len(nodes):<text:line-break/> <text:s text:c="11"/>print("Not valid preorder sequence.")<text:line-break/><text:line-break/> <text:s text:c="3"/>elif postorder:<text:line-break/> <text:s text:c="7"/>root = None #To do.<text:line-break/><text:line-break/> <text:s text:c="3"/>drawtree(root)<text:line-break/><text:line-break/>class Main(QMainWindow):<text:line-break/> <text:s text:c="3"/>def __init__(self, parent = None):<text:line-break/> <text:s text:c="7"/>QMainWindow.__init__(self, parent)<text:line-break/> <text:s text:c="7"/>self.InitUi()<text:line-break/><text:line-break/> <text:s text:c="3"/>def InitUi(self):<text:line-break/> <text:s text:c="7"/>self.textBox = self.CreateTextbox()<text:line-break/> <text:s text:c="7"/>self.button_OK = self.CreateButton_OK()<text:line-break/> <text:s text:c="7"/>self.button_clear = self.CreateButton_clear()<text:line-break/><text:soft-page-break/> <text:s text:c="7"/>self.button_insert = self.CreateButton_insert()<text:line-break/> <text:s text:c="7"/>self.button_delete = self.CreateButton_delete()<text:line-break/> <text:s text:c="7"/>self.button_balance = self.CreateButton_balance()<text:line-break/><text:line-break/> <text:s text:c="7"/>self.show()<text:line-break/> <text:s text:c="3"/>def CreateTextbox(self):<text:line-break/> <text:s text:c="7"/>lb = QLabel(self, text = "TextBox: ")<text:line-break/> <text:s text:c="7"/>lb.move(180,60)<text:line-break/> <text:s text:c="7"/>textBox = QLineEdit(self)<text:line-break/> <text:s text:c="7"/>textBox.resize(500,30)<text:line-break/> <text:s text:c="7"/>textBox.move(250,60)<text:line-break/> <text:s text:c="7"/>return textBox<text:line-break/><text:line-break/> <text:s text:c="3"/>def CreateButton_OK(self):<text:line-break/> <text:s text:c="7"/>button1 = QPushButton(self, text = "OK")<text:line-break/> <text:s text:c="7"/>button1.resize(50,35)<text:line-break/> <text:s text:c="7"/>button1.move(800, 60)<text:line-break/> <text:s text:c="7"/>button1.clicked.connect(lambda: self.setAmount())<text:line-break/> <text:s text:c="7"/>button1.clicked.connect(lambda: print("OK"))<text:line-break/> <text:s text:c="7"/>return button1<text:line-break/><text:line-break/> <text:s text:c="3"/>def CreateButton_clear(self):<text:line-break/> <text:s text:c="7"/>button2 = QPushButton(self, text = "clear")<text:line-break/> <text:s text:c="7"/>button2.resize(50,35)<text:line-break/> <text:s text:c="7"/>button2.move(800, 95)<text:line-break/> <text:s text:c="7"/># button2.clicked.connect(lambda: self.setAmount())<text:line-break/> <text:s text:c="7"/>button2.clicked.connect(lambda: print("clear"))<text:line-break/> <text:s text:c="7"/>return button2<text:line-break/><text:line-break/> <text:s text:c="3"/>def CreateButton_insert(self):<text:line-break/> <text:s text:c="7"/>button2 = QPushButton(self, text = "insert")<text:line-break/> <text:s text:c="7"/>button2.resize(50,35)<text:line-break/> <text:s text:c="7"/>button2.move(800, 130)<text:line-break/> <text:s text:c="7"/>button2.clicked.connect(lambda: self.insert_node())<text:line-break/> <text:s text:c="7"/>button2.clicked.connect(lambda: print("insert"))<text:line-break/> <text:s text:c="7"/>return button2<text:line-break/><text:line-break/> <text:s text:c="3"/>def CreateButton_delete(self):<text:line-break/> <text:s text:c="7"/>button2 = QPushButton(self, text = "delete")<text:line-break/> <text:s text:c="7"/>button2.resize(50,35)<text:line-break/> <text:s text:c="7"/>button2.move(800, 165)<text:line-break/> <text:s text:c="7"/>button2.clicked.connect(lambda: self.delete_node())<text:line-break/> <text:s text:c="7"/>button2.clicked.connect(lambda: print("delete"))<text:line-break/> <text:s text:c="7"/>return button2<text:line-break/> <text:s text:c="3"/><text:line-break/> <text:s text:c="3"/>def CreateButton_balance(self):<text:line-break/> <text:s text:c="7"/>button2 = QPushButton(self, text = "balance")<text:line-break/> <text:s text:c="7"/>button2.resize(50,35)<text:line-break/> <text:s text:c="7"/>button2.move(800, 195)<text:line-break/> <text:s text:c="7"/>button2.clicked.connect(lambda: self.balance_node())<text:line-break/> <text:s text:c="7"/>button2.clicked.connect(lambda: print("balance"))<text:line-break/> <text:s text:c="7"/>return button2<text:line-break/> <text:s text:c="3"/><text:line-break/> <text:s text:c="3"/>def balance_node(self):<text:line-break/> <text:s text:c="7"/>draw_bst(self.numbers, balanced=True)<text:line-break/> <text:s text:c="7"/>for i in range(len(node_x)):<text:line-break/> <text:s text:c="11"/>self.label(final_draw_number[i], node_x[i], node_y[i])<text:line-break/><text:soft-page-break/><text:line-break/> <text:s text:c="3"/>def insert_node(self):<text:line-break/> <text:s text:c="7"/>text = self.textBox.text()<text:line-break/> <text:s text:c="7"/>self.check = True<text:line-break/><text:line-break/> <text:s text:c="7"/>#處理字串 從 "5,2,7,1,7,3" 變成 self.numbers = [5,2,7,1,7,3]<text:line-break/> <text:s text:c="7"/>i = 0<text:line-break/> <text:s text:c="7"/>tmp = ""<text:line-break/> <text:s text:c="7"/>while i &lt; len(text):<text:line-break/> <text:s text:c="11"/>if text[i] == ",":<text:line-break/> <text:s text:c="15"/>self.numbers.append(int(tmp))<text:line-break/> <text:s text:c="15"/>tmp = ""<text:line-break/> <text:s text:c="11"/>if text[i] != ",":<text:line-break/> <text:s text:c="15"/>tmp = tmp + text[i]<text:line-break/> <text:s text:c="11"/>i += 1<text:line-break/><text:line-break/> <text:s text:c="7"/>print(self.numbers)<text:line-break/> <text:s text:c="7"/>draw_bst(self.numbers)<text:line-break/> <text:s text:c="7"/><text:line-break/> <text:s text:c="7"/>for i in range(len(node_x)):<text:line-break/> <text:s text:c="11"/>self.label(final_draw_number[i], node_x[i], node_y[i])<text:line-break/><text:line-break/> <text:s text:c="3"/>def delete_node(self):<text:line-break/> <text:s text:c="7"/>text = self.textBox.text()<text:line-break/> <text:s text:c="7"/>self.check = True<text:line-break/><text:line-break/> <text:s text:c="7"/>#處理字串 從 "5,2,7,1,7,3" 變成 self.numbers = [5,2,7,1,7,3]<text:line-break/> <text:s text:c="7"/>i = 0<text:line-break/> <text:s text:c="7"/>tmp = ""<text:line-break/> <text:s text:c="7"/>while i &lt; len(text):<text:line-break/> <text:s text:c="11"/>if text[i] == ",":<text:line-break/> <text:s text:c="15"/>self.numbers.remove(int(tmp))<text:line-break/> <text:s text:c="15"/>tmp = ""<text:line-break/> <text:s text:c="11"/>if text[i] != ",":<text:line-break/> <text:s text:c="15"/>tmp = tmp + text[i]<text:line-break/> <text:s text:c="11"/>i += 1<text:line-break/><text:line-break/> <text:s text:c="7"/>print(self.numbers)<text:line-break/> <text:s text:c="7"/>draw_bst(self.numbers)<text:line-break/> <text:s text:c="7"/><text:line-break/> <text:s text:c="7"/>for i in range(len(node_x)):<text:line-break/> <text:s text:c="11"/>self.label(final_draw_number[i], node_x[i], node_y[i])<text:line-break/> <text:s text:c="3"/>def setAmount(self):<text:line-break/> <text:s text:c="7"/>text = self.textBox.text()<text:line-break/> <text:s text:c="7"/>if text == "":<text:line-break/> <text:s text:c="11"/>text = "5,2,7,1,7,3,10,8,4,6"<text:line-break/> <text:s text:c="7"/>self.check = True<text:line-break/><text:line-break/> <text:s text:c="7"/>#處理字串 從 "5,2,7,1,7,3" 變成 self.numbers = [5,2,7,1,7,3]<text:line-break/> <text:s text:c="7"/>i = 0<text:line-break/> <text:s text:c="7"/>tmp = ""<text:line-break/> <text:s text:c="7"/>c = []<text:line-break/> <text:s text:c="7"/>while i &lt; len(text):<text:line-break/> <text:s text:c="11"/>if text[i] == ",":<text:line-break/> <text:s text:c="15"/>c.append(int(tmp))<text:line-break/> <text:s text:c="15"/>tmp = ""<text:line-break/> <text:s text:c="11"/>if text[i] != ",":<text:line-break/><text:soft-page-break/> <text:s text:c="15"/>tmp = tmp + text[i]<text:line-break/> <text:s text:c="11"/>i += 1<text:line-break/> <text:s text:c="7"/>c.append(int(tmp))<text:line-break/> <text:s text:c="7"/>self.numbers = c<text:line-break/> <text:s text:c="7"/>print(self.numbers)<text:line-break/> <text:s text:c="7"/>draw_bst(self.numbers)<text:line-break/> <text:s text:c="7"/><text:line-break/> <text:s text:c="7"/>for i in range(len(node_x)):<text:line-break/> <text:s text:c="11"/>self.label(final_draw_number[i], node_x[i], node_y[i])<text:line-break/><text:line-break/> <text:s text:c="3"/>def label(self, t, x, y):<text:line-break/> <text:s text:c="7"/>lb = QLabel(self, text = "&lt;font color=\"red\"&gt;" + str(t) + "&lt;/font&gt;")<text:line-break/> <text:s text:c="7"/>lb.setAlignment(Qt.AlignCenter)<text:line-break/> <text:s text:c="7"/>lb.resize(30,30)<text:line-break/> <text:s text:c="7"/>lb.move((x+10)*10,(y+10)*30)<text:line-break/> <text:s text:c="7"/>lb.setStyleSheet("border: 3px solid blue; border-radius:10px; QFrame{background-color:rgb(0,0,255)}") <text:line-break/> <text:s text:c="7"/>lb.show() <text:line-break/> <text:s text:c="7"/># lb.hide()<text:line-break/> <text:s text:c="7"/>self.button_clear.clicked.connect(lambda: lb.hide()) #clear the label<text:line-break/> <text:s text:c="7"/>self.button_clear.clicked.connect(lambda: node_x.clear()) #clear the label<text:line-break/> <text:s text:c="7"/>self.button_clear.clicked.connect(lambda: node_y.clear()) #clear the label<text:line-break/> <text:s text:c="7"/>self.button_clear.clicked.connect(lambda: final_draw_number.clear()) <text:line-break/><text:line-break/> <text:s text:c="7"/>self.button_insert.clicked.connect(lambda: lb.hide()) #clear the label<text:line-break/> <text:s text:c="7"/>self.button_insert.clicked.connect(lambda: node_x.clear()) #clear the label<text:line-break/> <text:s text:c="7"/>self.button_insert.clicked.connect(lambda: node_y.clear()) #clear the label<text:line-break/> <text:s text:c="7"/>self.button_insert.clicked.connect(lambda: final_draw_number.clear()) <text:line-break/> <text:s text:c="7"/><text:line-break/> <text:s text:c="7"/>self.button_delete.clicked.connect(lambda: lb.hide()) #clear the label<text:line-break/> <text:s text:c="7"/>self.button_delete.clicked.connect(lambda: node_x.clear()) #clear the label<text:line-break/> <text:s text:c="7"/>self.button_delete.clicked.connect(lambda: node_y.clear()) #clear the label<text:line-break/> <text:s text:c="7"/>self.button_delete.clicked.connect(lambda: final_draw_number.clear()) <text:line-break/><text:line-break/> <text:s text:c="7"/>self.button_balance.clicked.connect(lambda: lb.hide()) #clear the label<text:line-break/> <text:s text:c="7"/>self.button_balance.clicked.connect(lambda: node_x.clear()) <text:line-break/> <text:s text:c="7"/>self.button_balance.clicked.connect(lambda: node_y.clear()) <text:line-break/> <text:s text:c="7"/>self.button_balance.clicked.connect(lambda: final_draw_number.clear()) <text:line-break/><text:line-break/>def main():<text:line-break/> <text:s text:c="3"/>app = QApplication(sys.argv)<text:line-break/> <text:s text:c="3"/>main_window = Main()<text:line-break/> <text:s text:c="3"/>main_window.resize(10000,10000)<text:line-break/> <text:s text:c="3"/>main_window.show()<text:line-break/> <text:s text:c="3"/>app.exec_()<text:line-break/><text:line-break/>if __name__ == "__main__":<text:line-break/> <text:s text:c="3"/>main(<text:span text:style-name="T1">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# Python code to insert a node in AVL tree <text:line-break/> <text:s/><text:line-break/># Generic tree node class <text:line-break/>class TreeNode(object): <text:line-break/> <text:s text:c="3"/>def __init__(self, val): <text:line-break/> <text:s text:c="7"/>self.val = val <text:line-break/> <text:s text:c="7"/>self.left = None<text:line-break/> <text:s text:c="7"/>self.right = None<text:line-break/> <text:s text:c="7"/>self.height = 1<text:line-break/> <text:s/><text:line-break/># AVL tree class which supports the <text:s/><text:line-break/># Insert operation <text:line-break/>class AVL_Tree(object): <text:line-break/> <text:s/><text:line-break/> <text:s text:c="3"/># Recursive function to insert key in <text:s/><text:line-break/> <text:s text:c="3"/># subtree rooted with node and returns <text:line-break/> <text:s text:c="3"/># new root of subtree. <text:line-break/> <text:s text:c="3"/>def insert(self, root, key): <text:line-break/> <text:s text:c="5"/><text:line-break/> <text:s text:c="7"/># Step 1 - Perform normal BST <text:line-break/> <text:s text:c="7"/>if not root: <text:line-break/> <text:s text:c="11"/>return TreeNode(key) <text:line-break/> <text:s text:c="7"/>elif key &lt; root.val: <text:line-break/> <text:s text:c="11"/>root.left = self.insert(root.left, key) <text:line-break/> <text:s text:c="7"/>else: <text:line-break/> <text:s text:c="11"/>root.right = self.insert(root.right, key) <text:line-break/> <text:s/><text:line-break/> <text:s text:c="7"/># Step 2 - Update the height of the <text:s/><text:line-break/> <text:s text:c="7"/># ancestor node <text:line-break/> <text:s text:c="7"/>root.height = 1 + max(self.getHeight(root.left), <text:line-break/> <text:s text:c="26"/>self.getHeight(root.right)) <text:line-break/> <text:s/><text:line-break/> <text:s text:c="7"/># Step 3 - Get the balance factor <text:line-break/> <text:s text:c="7"/>balance = self.getBalance(root) <text:line-break/> <text:s/><text:line-break/> <text:s text:c="7"/># Step 4 - If the node is unbalanced, <text:s/><text:line-break/> <text:s text:c="7"/># then try out the 4 cases <text:line-break/> <text:s text:c="7"/># Case 1 - Left Left <text:line-break/> <text:s text:c="7"/>if balance &gt; 1 and key &lt; root.left.val: <text:line-break/> <text:s text:c="11"/>return self.rightRotate(root) <text:line-break/> <text:s/><text:line-break/> <text:s text:c="7"/># Case 2 - Right Right <text:line-break/> <text:s text:c="7"/>if balance &lt; -1 and key &gt; root.right.val: <text:line-break/> <text:s text:c="11"/>return self.leftRotate(root) <text:line-break/> <text:s/><text:line-break/> <text:s text:c="7"/># Case 3 - Left Right <text:line-break/> <text:s text:c="7"/>if balance &gt; 1 and key &gt; root.left.val: <text:line-break/> <text:s text:c="11"/>root.left = self.leftRotate(root.left) <text:line-break/> <text:s text:c="11"/>return self.rightRotate(root) <text:line-break/> <text:s/><text:line-break/> <text:s text:c="7"/># Case 4 - Right Left <text:line-break/> <text:s text:c="7"/>if balance &lt; -1 and key &lt; root.right.val: <text:line-break/> <text:s text:c="11"/>root.right = self.rightRotate(root.right) <text:line-break/> <text:s text:c="11"/>return self.leftRotate(root) <text:line-break/> <text:s/><text:line-break/> <text:s text:c="7"/>return root <text:line-break/> <text:s/><text:line-break/><text:soft-page-break/> <text:s text:c="3"/>def leftRotate(self, z): <text:line-break/> <text:s/><text:line-break/> <text:s text:c="7"/>y = z.right <text:line-break/> <text:s text:c="7"/>T2 = y.left <text:line-break/> <text:s/><text:line-break/> <text:s text:c="7"/># Perform rotation <text:line-break/> <text:s text:c="7"/>y.left = z <text:line-break/> <text:s text:c="7"/>z.right = T2 <text:line-break/> <text:s/><text:line-break/> <text:s text:c="7"/># Update heights <text:line-break/> <text:s text:c="7"/>z.height = 1 + max(self.getHeight(z.left), <text:line-break/> <text:s text:c="24"/>self.getHeight(z.right)) <text:line-break/> <text:s text:c="7"/>y.height = 1 + max(self.getHeight(y.left), <text:line-break/> <text:s text:c="24"/>self.getHeight(y.right)) <text:line-break/> <text:s/><text:line-break/> <text:s text:c="7"/># Return the new root <text:line-break/> <text:s text:c="7"/>return y <text:line-break/> <text:s/><text:line-break/> <text:s text:c="3"/>def rightRotate(self, z): <text:line-break/> <text:s/><text:line-break/> <text:s text:c="7"/>y = z.left <text:line-break/> <text:s text:c="7"/>T3 = y.right <text:line-break/> <text:s/><text:line-break/> <text:s text:c="7"/># Perform rotation <text:line-break/> <text:s text:c="7"/>y.right = z <text:line-break/> <text:s text:c="7"/>z.left = T3 <text:line-break/> <text:s/><text:line-break/> <text:s text:c="7"/># Update heights <text:line-break/> <text:s text:c="7"/>z.height = 1 + max(self.getHeight(z.left), <text:line-break/> <text:s text:c="23"/>self.getHeight(z.right)) <text:line-break/> <text:s text:c="7"/>y.height = 1 + max(self.getHeight(y.left), <text:line-break/> <text:s text:c="23"/>self.getHeight(y.right)) <text:line-break/> <text:s/><text:line-break/> <text:s text:c="7"/># Return the new root <text:line-break/> <text:s text:c="7"/>return y <text:line-break/> <text:s/><text:line-break/> <text:s text:c="3"/>def getHeight(self, root): <text:line-break/> <text:s text:c="7"/>if not root: <text:line-break/> <text:s text:c="11"/>return 0<text:line-break/> <text:s/><text:line-break/> <text:s text:c="7"/>return root.height <text:line-break/> <text:s/><text:line-break/> <text:s text:c="3"/>def getBalance(self, root): <text:line-break/> <text:s text:c="7"/>if not root: <text:line-break/> <text:s text:c="11"/>return 0<text:line-break/> <text:s/><text:line-break/> <text:s text:c="7"/>return self.getHeight(root.left) - self.getHeight(root.right) <text:line-break/> <text:s/><text:line-break/> <text:s text:c="3"/>def preOrder(self, root): <text:line-break/> <text:s/><text:line-break/> <text:s text:c="7"/>if not root: <text:line-break/> <text:s text:c="11"/>return<text:line-break/> <text:s/><text:line-break/> <text:s text:c="7"/>print("{0} ".format(root.val), end="") <text:line-break/> <text:s text:c="7"/>self.preOrder(root.left) <text:line-break/> <text:s text:c="7"/>self.preOrder(root.right) <text:line-break/> <text:s/><text:line-break/><text:soft-page-break/> <text:s/><text:line-break/># Driver program to test above function <text:line-break/>myTree = AVL_Tree() <text:line-break/>root = None<text:line-break/> <text:s/><text:line-break/>root = myTree.insert(root, 10) <text:line-break/>root = myTree.insert(root, 20) <text:line-break/>root = myTree.insert(root, 30) <text:line-break/>root = myTree.insert(root, 40) <text:line-break/>root = myTree.insert(root, 50) <text:line-break/>root = myTree.insert(root, 25) <text:line-break/> <text:s/><text:line-break/>"""The constructed AVL Tree would be <text:line-break/> <text:s text:c="11"/>30 <text:line-break/> <text:s text:c="10"/>/ <text:s/>\ <text:line-break/> <text:s text:c="8"/>20 <text:s text:c="2"/>40 <text:line-break/> <text:s text:c="7"/>/ <text:s/>\ <text:s text:c="4"/>\ <text:line-break/> <text:s text:c="6"/>10 <text:s/>25 <text:s text:c="3"/>50"""<text:line-break/> <text:s/><text:line-break/># Preorder Traversal <text:line-break/>print("Preorder traversal of the", <text:line-break/> <text:s text:c="5"/>"constructed AVL tree is") <text:line-break/>myTree.preOrder(root) <text:line-break/>print() <text:line-break/> <text:s/><text:line-break/># This code is contributed by Ajitesh Patha<text:span text:style-name="T1">k</text:span></text:p>
      <text:p text:style-name="P5"/>
      <text:p text:style-name="P5"># Python program to print complete Koch Curve. <text:line-break/>from turtle import *<text:line-break/> <text:s/><text:line-break/># function to create koch snowflake or koch curve <text:line-break/>def snowflake(lengthSide, levels): <text:line-break/> <text:s text:c="3"/>if levels == 0: <text:line-break/> <text:s text:c="7"/>forward(lengthSide) <text:line-break/> <text:s text:c="7"/>return<text:line-break/> <text:s text:c="3"/>lengthSide /= 3.0<text:line-break/> <text:s text:c="3"/>snowflake(lengthSide, levels-1) <text:line-break/> <text:s text:c="3"/>left(60) <text:line-break/> <text:s text:c="3"/>snowflake(lengthSide, levels-1) <text:line-break/> <text:s text:c="3"/>right(120) <text:line-break/> <text:s text:c="3"/>snowflake(lengthSide, levels-1) <text:line-break/> <text:s text:c="3"/>left(60) <text:line-break/> <text:s text:c="3"/>snowflake(lengthSide, levels-1) <text:line-break/> <text:s/><text:line-break/># main function <text:line-break/>if __name__ == "__main__": <text:line-break/> <text:s text:c="3"/># defining the speed of the turtle <text:line-break/> <text:s text:c="3"/>speed(0) <text:s text:c="19"/><text:line-break/> <text:s text:c="3"/>length = 500.0 <text:s text:c="2"/><text:line-break/> <text:s/><text:line-break/> <text:s text:c="3"/># Pull the pen up – no drawing when moving. <text:line-break/> <text:s text:c="3"/># Move the turtle backward by distance, opposite <text:line-break/> <text:s text:c="3"/># to the direction the turtle is headed. <text:line-break/> <text:s text:c="3"/># Do not change the turtle’s heading. <text:s text:c="11"/><text:line-break/> <text:s text:c="3"/>penup() <text:s text:c="21"/><text:line-break/> <text:s/><text:line-break/> <text:s text:c="3"/>backward(length/2.0) <text:line-break/><text:soft-page-break/> <text:s/><text:line-break/> <text:s text:c="3"/># Pull the pen down – drawing when moving. <text:s text:c="8"/><text:line-break/> <text:s text:c="3"/>pendown() <text:s text:c="11"/><text:line-break/> <text:s text:c="3"/>for i in range(3): <text:s text:c="4"/><text:line-break/> <text:s text:c="7"/>snowflake(length, 3) # 更改這裡length是圖的長度, 另一個變數是要多少褶皺 <text:line-break/> <text:s text:c="7"/>right(120) <text:line-break/> <text:s/><text:line-break/> <text:s text:c="4"/># To control the closing windows of the turtle <text:line-break/> <text:s text:c="3"/>mainloop() <text:s text:c="7"/><text:line-break/></text:p>
      <text:p text:style-name="P5"/>
      <text:p text:style-name="P5"/>
      <text:p text:style-name="P5"/>
      <text:p text:style-name="P5"/>
      <text:p text:style-name="P6">#Sierpiński_rectangle1</text:p>
      <text:p text:style-name="P5">import turtle</text:p>
      <text:p text:style-name="P5">def s(n, l):</text:p>
      <text:p text:style-name="P5"/>
      <text:p text:style-name="P5"><text:s text:c="4"/>if n == 0: # stop conditions</text:p>
      <text:p text:style-name="P5"/>
      <text:p text:style-name="P5"><text:s text:c="8"/># draw filled rectangle</text:p>
      <text:p text:style-name="P5"/>
      <text:p text:style-name="P5"><text:s text:c="8"/>turtle.color('black')</text:p>
      <text:p text:style-name="P5"><text:s text:c="8"/>turtle.begin_fill()</text:p>
      <text:p text:style-name="P5"><text:s text:c="8"/>for _ in range (4):</text:p>
      <text:p text:style-name="P5"><text:s text:c="12"/>turtle.forward(l)</text:p>
      <text:p text:style-name="P5"><text:s text:c="12"/>turtle.left(90)</text:p>
      <text:p text:style-name="P5"><text:s text:c="8"/>turtle.end_fill()</text:p>
      <text:p text:style-name="P5"/>
      <text:p text:style-name="P5"><text:s text:c="4"/>else: # recursion</text:p>
      <text:p text:style-name="P5"/>
      <text:p text:style-name="P5"><text:s text:c="8"/># around center point create 8 smalles rectangles.</text:p>
      <text:p text:style-name="P5"><text:s text:c="8"/># create two rectangles on every side </text:p>
      <text:p text:style-name="P5"><text:s text:c="8"/># so you have to repeat it four times</text:p>
      <text:p text:style-name="P5"/>
      <text:p text:style-name="P5"><text:s text:c="8"/>for _ in range(4):</text:p>
      <text:p text:style-name="P5"><text:s text:c="12"/># first rectangle</text:p>
      <text:p text:style-name="P5"><text:s text:c="12"/>s(n-1, l/3) <text:s text:c="3"/></text:p>
      <text:p text:style-name="P5"><text:s text:c="12"/>turtle.forward(l/3)</text:p>
      <text:p text:style-name="P5"/>
      <text:p text:style-name="P5"><text:s text:c="12"/># second rectangle</text:p>
      <text:p text:style-name="P5"><text:s text:c="12"/>s(n-1, l/3) <text:s text:c="3"/></text:p>
      <text:p text:style-name="P5"><text:s text:c="12"/>turtle.forward(l/3)</text:p>
      <text:p text:style-name="P5"/>
      <text:p text:style-name="P5"><text:s text:c="12"/># go to next corner</text:p>
      <text:p text:style-name="P5"><text:s text:c="12"/>turtle.forward(l/3)</text:p>
      <text:p text:style-name="P5"><text:s text:c="12"/>turtle.left(90)</text:p>
      <text:p text:style-name="P5"/>
      <text:p text:style-name="P5"><text:s text:c="8"/># update screen</text:p>
      <text:p text:style-name="P5"><text:s text:c="8"/>turtle.update()</text:p>
      <text:p text:style-name="P5"/>
      <text:p text:style-name="P5"># --- main --- <text:s text:c="3"/></text:p>
      <text:p text:style-name="P5"/>
      <text:p text:style-name="P5"># stop updating screen (to make it faster)</text:p>
      <text:p text:style-name="P5">turtle.tracer(0) </text:p>
      <text:p text:style-name="P5"/>
      <text:p text:style-name="P5"># start</text:p>
      <text:p text:style-name="P5"><text:soft-page-break/>s(5, 400)</text:p>
      <text:p text:style-name="P5"/>
      <text:p text:style-name="P5"># event loop</text:p>
      <text:p text:style-name="P5">turtle.done()</text:p>
      <text:p text:style-name="P6">#Sierpiński_triangle1</text:p>
      <text:p text:style-name="P5">import turtle<text:line-break/><text:line-break/>def drawTriangle(points,color,myTurtle):<text:line-break/> <text:s text:c="3"/>myTurtle.fillcolor(color)<text:line-break/> <text:s text:c="3"/>myTurtle.up()<text:line-break/> <text:s text:c="3"/>myTurtle.goto(points[0][0],points[0][1])<text:line-break/> <text:s text:c="3"/>myTurtle.down()<text:line-break/> <text:s text:c="3"/>myTurtle.begin_fill()<text:line-break/> <text:s text:c="3"/>myTurtle.goto(points[1][0],points[1][1])<text:line-break/> <text:s text:c="3"/>myTurtle.goto(points[2][0],points[2][1])<text:line-break/> <text:s text:c="3"/>myTurtle.goto(points[0][0],points[0][1])<text:line-break/> <text:s text:c="3"/>myTurtle.end_fill()<text:line-break/><text:line-break/>def getMid(p1,p2):<text:line-break/> <text:s text:c="3"/>return ( (p1[0]+p2[0]) / 2, (p1[1] + p2[1]) / 2)<text:line-break/><text:line-break/>def sierpinski(points,degree,myTurtle):<text:line-break/> <text:s text:c="3"/>colormap = ['blue','red','green','white','yellow',<text:line-break/> <text:s text:c="15"/>'violet','orange']<text:line-break/> <text:s text:c="3"/>drawTriangle(points,colormap[degree],myTurtle)<text:line-break/> <text:s text:c="3"/>if degree &gt; 0:<text:line-break/> <text:s text:c="7"/>sierpinski([points[0],<text:line-break/> <text:s text:c="23"/>getMid(points[0], points[1]),<text:line-break/> <text:s text:c="23"/>getMid(points[0], points[2])],<text:line-break/> <text:s text:c="18"/>degree-1, myTurtle)<text:line-break/> <text:s text:c="7"/>sierpinski([points[1],<text:line-break/> <text:s text:c="23"/>getMid(points[0], points[1]),<text:line-break/> <text:s text:c="23"/>getMid(points[1], points[2])],<text:line-break/> <text:s text:c="18"/>degree-1, myTurtle)<text:line-break/> <text:s text:c="7"/>sierpinski([points[2],<text:line-break/> <text:s text:c="23"/>getMid(points[2], points[1]),<text:line-break/> <text:s text:c="23"/>getMid(points[0], points[2])],<text:line-break/> <text:s text:c="18"/>degree-1, myTurtle)<text:line-break/><text:line-break/>def main():<text:line-break/> <text:s text:c="2"/>myTurtle = turtle.Turtle()<text:line-break/> <text:s text:c="2"/>myWin = turtle.Screen()<text:line-break/> <text:s text:c="2"/># myPoints = [[-100,-50],[0,100],[100,-50]]<text:line-break/> <text:s text:c="2"/>myPoints = [[-200,-100],[0,200],[200,-100]]<text:line-break/> <text:s text:c="2"/>sierpinski(myPoints,5,myTurtle)<text:line-break/> <text:s text:c="2"/>myWin.exitonclick()<text:line-break/><text:line-break/>main()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#Insertion_Sort<text:line-break/>import sys<text:line-break/>import random<text:line-break/>import time<text:line-break/>from PyQt5.QtCore import *<text:line-break/>from PyQt5.QtGui import *<text:line-break/>from PyQt5.QtWidgets import *<text:line-break/><text:line-break/>class Main(QMainWindow):<text:line-break/> <text:s text:c="3"/>def __init__(self, parent = None):<text:line-break/> <text:s text:c="7"/>QMainWindow.__init__(self, parent)<text:line-break/> <text:s text:c="7"/>self.InitUi()<text:line-break/><text:line-break/> <text:s text:c="3"/>def InitUi(self):<text:line-break/> <text:s text:c="7"/>self.textBox = self.CreateTextbox()<text:line-break/> <text:s text:c="7"/>self.button = self.CreateButton()<text:line-break/> <text:s text:c="7"/>self.show()<text:line-break/> <text:s text:c="7"/><text:line-break/> <text:s text:c="3"/>def CreateTextbox(self):<text:line-break/> <text:s text:c="7"/>lb = QLabel(self, text = "TextBox: ")<text:line-break/> <text:s text:c="7"/>lb.move(180,60)<text:line-break/> <text:s text:c="7"/>textBox = QLineEdit(self)<text:line-break/> <text:s text:c="7"/>textBox.resize(500,30)<text:line-break/> <text:s text:c="7"/>textBox.move(250,60)<text:line-break/> <text:s text:c="7"/>return textBox<text:line-break/><text:line-break/> <text:s text:c="3"/>def CreateButton(self):<text:line-break/> <text:s text:c="7"/>button = QPushButton(self, text = "OK")<text:line-break/> <text:s text:c="7"/>button.resize(30,30)<text:line-break/> <text:s text:c="7"/>button.move(800, 60)<text:line-break/> <text:s text:c="7"/>button.clicked.connect(lambda: self.setAmount())<text:line-break/> <text:s text:c="7"/>button.clicked.connect(lambda: print("OK"))<text:line-break/> <text:s text:c="7"/>return button<text:line-break/><text:line-break/> <text:s text:c="3"/>def setAmount(self):<text:line-break/> <text:s text:c="7"/>#init data<text:line-break/> <text:s text:c="7"/>text = self.textBox.text()<text:line-break/> <text:s text:c="6"/><text:line-break/> <text:s text:c="3"/>def showAnswer(self, Str):<text:line-break/><text:line-break/> <text:s text:c="7"/>lb = QLabel(self, text = string)<text:line-break/> <text:s text:c="7"/>lb.move(50,100 + self.count * 20)<text:line-break/> <text:s text:c="7"/>lb.resize(200,100)<text:line-break/><text:line-break/> <text:s text:c="7"/>lb.show()<text:line-break/> <text:s text:c="7"/>self.button.clicked.connect(lambda: lb.clear()) #clear the label<text:line-break/> <text:s text:c="7"/>self.count += 1<text:line-break/> <text:s text:c="7"/><text:line-break/>def main():<text:line-break/> <text:s text:c="3"/>app = QApplication(sys.argv)<text:line-break/> <text:s text:c="3"/>main_window = Main()<text:line-break/> <text:s text:c="3"/>main_window.resize(1000,1000)<text:line-break/> <text:s text:c="3"/>main_window.show()<text:line-break/> <text:s text:c="3"/>app.exec_()<text:line-break/><text:line-break/>if __name__ == "__main__": main()<text:line-break/></text:p>
      <text:p text:style-name="P8"><text:soft-page-break/><text:span text:style-name="T2">#Selection_Sort</text:span></text:p>
      <text:p text:style-name="P5">import sys<text:line-break/>import random<text:line-break/>import time<text:line-break/>from PyQt5.QtCore import *<text:line-break/>from PyQt5.QtGui import *<text:line-break/>from PyQt5.QtWidgets import *<text:line-break/><text:line-break/>class Main(QMainWindow):<text:line-break/> <text:s text:c="3"/>def __init__(self, parent = None):<text:line-break/> <text:s text:c="7"/>QMainWindow.__init__(self, parent)<text:line-break/> <text:s text:c="7"/>self.InitUi()<text:line-break/><text:line-break/> <text:s text:c="3"/>def InitUi(self):<text:line-break/> <text:s text:c="7"/>self.textBox = self.CreateTextbox()<text:line-break/> <text:s text:c="7"/>self.button = self.CreateButton()<text:line-break/> <text:s text:c="7"/>self.show()<text:line-break/> <text:s text:c="7"/>self.cards_amount = 0<text:line-break/> <text:s text:c="7"/>self.cards = []<text:line-break/> <text:s text:c="7"/>self.cards_number = []<text:line-break/> <text:s text:c="7"/>self.answer_string = ""<text:line-break/> <text:s text:c="7"/>self.count = 0<text:line-break/><text:line-break/> <text:s text:c="3"/>def CreateTextbox(self):<text:line-break/> <text:s text:c="7"/>lb = QLabel(self, text = "TextBox: ")<text:line-break/> <text:s text:c="7"/>lb.move(180,60)<text:line-break/> <text:s text:c="7"/>textBox = QLineEdit(self)<text:line-break/> <text:s text:c="7"/>textBox.resize(500,30)<text:line-break/> <text:s text:c="7"/>textBox.move(250,60)<text:line-break/> <text:s text:c="7"/>return textBox<text:line-break/><text:line-break/> <text:s text:c="3"/>def CreateButton(self):<text:line-break/> <text:s text:c="7"/>button = QPushButton(self, text = "OK")<text:line-break/> <text:s text:c="7"/>button.resize(30,30)<text:line-break/> <text:s text:c="7"/>button.move(800, 60)<text:line-break/> <text:s text:c="7"/>button.clicked.connect(lambda: self.setAmount())<text:line-break/> <text:s text:c="7"/>button.clicked.connect(lambda: print("OK"))<text:line-break/> <text:s text:c="7"/>return button<text:line-break/><text:line-break/> <text:s text:c="3"/>def setAmount(self):<text:line-break/> <text:s text:c="7"/>#init data<text:line-break/> <text:s text:c="7"/>text = self.textBox.text()<text:line-break/> <text:s text:c="7"/>self.cards_amount = 0<text:line-break/> <text:s text:c="7"/>self.cards = []<text:line-break/> <text:s text:c="7"/>self.cards_number = []<text:line-break/> <text:s text:c="7"/>self.answer_string = ""<text:line-break/> <text:s text:c="7"/>self.count = 0<text:line-break/> <text:s text:c="7"/>if text == "":<text:line-break/> <text:s text:c="11"/>text = "dQ,h8,h6,c4,c5,h2,d7"<text:line-break/><text:line-break/> <text:s text:c="7"/>#convert string to number of list <text:line-break/> <text:s text:c="7"/>i = 0<text:line-break/> <text:s text:c="7"/>tmp = ""<text:line-break/> <text:s text:c="7"/>while i &lt; len(text):<text:line-break/> <text:s text:c="11"/>if text[i] == ",":<text:line-break/> <text:s text:c="15"/>self.cards.append(tmp)<text:line-break/> <text:s text:c="15"/>tmp = ""<text:line-break/><text:soft-page-break/><text:line-break/> <text:s text:c="11"/>if text[i] != ",":<text:line-break/> <text:s text:c="15"/>tmp = tmp + text[i]<text:line-break/> <text:s text:c="11"/>i += 1<text:line-break/> <text:s text:c="7"/>self.cards.append(tmp)<text:line-break/> <text:s text:c="7"/><text:line-break/> <text:s text:c="7"/>self.cards_amount = len(self.cards)<text:line-break/> <text:s text:c="7"/>switcher_flower = {<text:line-break/> <text:s text:c="11"/>'c': 0,<text:line-break/> <text:s text:c="11"/>'d': 1,<text:line-break/> <text:s text:c="11"/>'h': 2,<text:line-break/> <text:s text:c="11"/>'s': 3<text:line-break/> <text:s text:c="7"/>}<text:line-break/> <text:s text:c="7"/>switcher_number = {<text:line-break/> <text:s text:c="11"/>'2': 1,<text:line-break/> <text:s text:c="11"/>'3': 2,<text:line-break/> <text:s text:c="11"/>'4': 3,<text:line-break/> <text:s text:c="11"/>'5': 4,<text:line-break/> <text:s text:c="11"/>'6': 5,<text:line-break/> <text:s text:c="11"/>'7': 6,<text:line-break/> <text:s text:c="11"/>'8': 7,<text:line-break/> <text:s text:c="11"/>'9': 8,<text:line-break/> <text:s text:c="11"/>'J': 10,<text:line-break/> <text:s text:c="11"/>'Q': 11,<text:line-break/> <text:s text:c="11"/>'K': 12,<text:line-break/> <text:s text:c="11"/>'A': 13<text:line-break/> <text:s text:c="7"/>}<text:line-break/> <text:s text:c="7"/>for i in range(self.cards_amount):<text:line-break/> <text:s text:c="11"/>tmp = switcher_flower.get(self.cards[i][0], 0)*13 + switcher_number.get(self.cards[i][1], 10)<text:line-break/> <text:s text:c="11"/>self.cards_number.append(tmp) <text:s text:c="2"/><text:line-break/> <text:s text:c="7"/><text:line-break/> <text:s text:c="7"/>self.start_sorting()<text:line-break/> <text:s text:c="3"/><text:line-break/> <text:s text:c="3"/>def start_sorting(self):<text:line-break/> <text:s text:c="7"/>#self.insertion_sort()<text:line-break/> <text:s text:c="7"/>self.selection_sort()<text:line-break/> <text:s text:c="7"/><text:line-break/> <text:s text:c="3"/>def selection_sort(self):<text:line-break/> <text:s text:c="7"/>numbers = self.cards_number<text:line-break/> <text:s text:c="7"/>numbers_str = self.cards<text:line-break/> <text:s text:c="7"/>self.showAnswer(numbers_str)<text:line-break/> <text:s text:c="7"/>for i in range(len(numbers)):<text:line-break/> <text:s text:c="11"/>max = i<text:line-break/> <text:s text:c="11"/>for j in range(i + 1, len(numbers)):<text:line-break/> <text:s text:c="15"/>if numbers[j] &gt; numbers[max]:<text:line-break/> <text:s text:c="19"/>max = j<text:line-break/> <text:s text:c="11"/>if max != i:<text:line-break/> <text:s text:c="15"/>numbers[i] , numbers[max] = numbers[max] , numbers[i]<text:line-break/> <text:s text:c="15"/>numbers_str[i] , numbers_str[max] = numbers_str[max] , numbers_str[i]<text:line-break/> <text:s text:c="15"/>self.showAnswer(numbers_str) <text:s text:c="3"/><text:line-break/><text:line-break/> <text:s text:c="3"/>def showAnswer(self, Str):<text:line-break/> <text:s text:c="7"/>string = str(self.count + 1) + ': '<text:line-break/> <text:s text:c="7"/>string = <text:s/>string + Str[0]<text:line-break/> <text:s text:c="7"/>for i in range(1,len(Str)):<text:line-break/><text:soft-page-break/> <text:s text:c="11"/>string = <text:s/>string <text:s/>+ ',' + Str[i]<text:line-break/> <text:s text:c="7"/>lb = QLabel(self, text = string)<text:line-break/> <text:s text:c="7"/>lb.move(50,100 + self.count * 20)<text:line-break/> <text:s text:c="7"/>lb.resize(200,100)<text:line-break/> <text:s text:c="7"/>lb.show()<text:line-break/> <text:s text:c="7"/>self.button.clicked.connect(lambda: lb.clear()) #clear the label<text:line-break/> <text:s text:c="7"/>self.count += 1<text:line-break/> <text:s text:c="7"/><text:line-break/>def main():<text:line-break/> <text:s text:c="3"/>app = QApplication(sys.argv)<text:line-break/> <text:s text:c="3"/>main_window = Main()<text:line-break/> <text:s text:c="3"/>main_window.resize(1000,1000)<text:line-break/> <text:s text:c="3"/>main_window.show()<text:line-break/> <text:s text:c="3"/>app.exec_()<text:line-break/><text:line-break/>if __name__ == "__main__":<text:line-break/> <text:s text:c="3"/>main()</text:p>
      <text:p text:style-name="P5"/>
      <text:p text:style-name="P5"/>
      <text:p text:style-name="P5"/>
      <text:p text:style-name="P5"/>
      <text:p text:style-name="P5"/>
      <text:p text:style-name="P7">#Bubble_Sort3</text:p>
      <text:p text:style-name="P5">import sys<text:line-break/>import random<text:line-break/>import time<text:line-break/>from PyQt5.QtCore import *<text:line-break/>from PyQt5.QtGui import *<text:line-break/>from PyQt5.QtWidgets import *<text:line-break/><text:line-break/>class AnotherWindow(QWidget):<text:line-break/> <text:s text:c="3"/>"""<text:line-break/> <text:s text:c="3"/>This "window" is a QWidget. If it has no parent, it <text:line-break/> <text:s text:c="3"/>will appear as a free-floating window as we want.<text:line-break/> <text:s text:c="3"/>"""<text:line-break/> <text:s text:c="3"/>def __init__(self,n,o):<text:line-break/> <text:s text:c="7"/>super().__init__()<text:line-break/> <text:s text:c="7"/>self.setStyleSheet('QFrame{background-color:rgb(0,0,255)}')<text:line-break/> <text:s text:c="7"/>self.number = n # 第幾個視窗<text:line-break/> <text:s text:c="7"/>self.output = o <text:line-break/> <text:s text:c="7"/>self.count = len(self.output)<text:line-break/> <text:s text:c="7"/>self.setWindowTitle(str(n))<text:line-break/> <text:s text:c="7"/>self.create_label()<text:line-break/><text:line-break/> <text:s text:c="3"/>def create_label(self):<text:line-break/> <text:s text:c="7"/>x = 100<text:line-break/> <text:s text:c="7"/>y = 50<text:line-break/> <text:s text:c="7"/>for i in range(0, self.count):<text:line-break/> <text:s text:c="11"/>self.number_label(i + self.number * 10, 10, y) <text:line-break/> <text:s text:c="11"/>for j in range(len(self.output[0])):<text:line-break/> <text:s text:c="15"/>self.label(self.output[i][j], x, y)<text:line-break/> <text:s text:c="15"/>x += 100<text:line-break/> <text:s text:c="11"/>y += 110<text:line-break/> <text:s text:c="11"/>x = 100<text:line-break/><text:line-break/> <text:s text:c="3"/>def number_label(self, t, x, y):<text:line-break/> <text:s text:c="7"/>nlb = QLabel(self, text = "&lt;font color=\"yellow\"&gt;" + str(t+1) + "&lt;/font&gt;")<text:line-break/><text:soft-page-break/> <text:s text:c="7"/>nlb.setStyleSheet(("font: 18pt;"))<text:line-break/> <text:s text:c="7"/>nlb.move(x,y)<text:line-break/> <text:s text:c="3"/>def label(self, t, x, y):<text:line-break/> <text:s text:c="7"/>temp = t * 10<text:line-break/> <text:s text:c="7"/>lb = QLabel(self, text = "&lt;font color=\"red\"&gt;" + str(t) + "&lt;/font&gt;")<text:line-break/> <text:s text:c="7"/>lb.setAlignment(Qt.AlignCenter)<text:line-break/> <text:s text:c="7"/>lb.resize(temp, temp) <text:line-break/> <text:s text:c="7"/>lb.move(x-temp/2,y-temp/2)<text:line-break/> <text:s text:c="7"/>lb.setStyleSheet("border: 3px solid blue; border-radius:"+str(temp/2)+"px; QFrame{background-color:rgb(0,0,255)}") <text:line-break/> <text:s text:c="7"/><text:line-break/>class Main(QMainWindow):<text:line-break/> <text:s text:c="3"/>def __init__(self, parent = None):<text:line-break/> <text:s text:c="7"/>QMainWindow.__init__(self, parent)<text:line-break/> <text:s text:c="7"/>self.InitUi()<text:line-break/><text:line-break/> <text:s text:c="3"/>def InitUi(self):<text:line-break/> <text:s text:c="7"/>self.textBox = self.CreateTextbox()<text:line-break/> <text:s text:c="7"/>self.button = self.CreateButton()<text:line-break/> <text:s text:c="7"/>self.w = [[None] for i in range(10)] <text:s/># No external window yet.<text:line-break/> <text:s text:c="7"/>self.show()<text:line-break/> <text:s text:c="7"/>self.numbers = [] # 使用者輸入的數字<text:line-break/> <text:s text:c="7"/>self.output_answer = [[0 for i in range(10)] for j in range(100)] # 紀錄要輸出的數字<text:line-break/> <text:s text:c="7"/>self.count = 0 # 紀錄要交換幾次<text:line-break/> <text:s text:c="7"/><text:line-break/> <text:s text:c="3"/>def CreateTextbox(self):<text:line-break/> <text:s text:c="7"/>lb = QLabel(self, text = "TextBox: ")<text:line-break/> <text:s text:c="7"/>lb.move(180,60)<text:line-break/> <text:s text:c="7"/>textBox = QLineEdit(self)<text:line-break/> <text:s text:c="7"/>textBox.resize(500,30)<text:line-break/> <text:s text:c="7"/>textBox.move(250,60)<text:line-break/> <text:s text:c="7"/>return textBox<text:line-break/><text:line-break/> <text:s text:c="3"/>def CreateButton(self):<text:line-break/> <text:s text:c="7"/>button = QPushButton(self, text = "OK")<text:line-break/> <text:s text:c="7"/>button.resize(30,30)<text:line-break/> <text:s text:c="7"/>button.move(800, 60)<text:line-break/> <text:s text:c="7"/>button.clicked.connect(lambda: self.setAmount())<text:line-break/> <text:s text:c="7"/>button.clicked.connect(lambda: print("OK"))<text:line-break/> <text:s text:c="7"/>return button<text:line-break/><text:line-break/> <text:s text:c="3"/>def setAmount(self):<text:line-break/> <text:s text:c="7"/>text = self.textBox.text()<text:line-break/> <text:s text:c="7"/>if text == "":<text:line-break/> <text:s text:c="11"/>text = "5,2,7,1,7,3,10,8,4,6"<text:line-break/> <text:s text:c="7"/>self.check = True<text:line-break/><text:line-break/> <text:s text:c="7"/>#處理字串 從 "5,2,7,1,7,3" 變成 self.numbers = [5,2,7,1,7,3]<text:line-break/> <text:s text:c="7"/>i = 0<text:line-break/> <text:s text:c="7"/>tmp = ""<text:line-break/> <text:s text:c="7"/>c = []<text:line-break/> <text:s text:c="7"/>while i &lt; len(text):<text:line-break/> <text:s text:c="11"/>if text[i] == ",":<text:line-break/> <text:s text:c="15"/>c.append(int(tmp))<text:line-break/> <text:s text:c="15"/>tmp = ""<text:line-break/> <text:s text:c="11"/>if text[i] != ",":<text:line-break/><text:soft-page-break/> <text:s text:c="15"/>tmp = tmp + text[i]<text:line-break/> <text:s text:c="11"/>i += 1<text:line-break/> <text:s text:c="7"/>c.append(int(tmp))<text:line-break/> <text:s text:c="7"/>self.numbers = c<text:line-break/> <text:s text:c="7"/>self.bubble_sort()<text:line-break/> <text:s text:c="7"/><text:line-break/> <text:s text:c="3"/>def bubble_sort(self):<text:line-break/> <text:s text:c="7"/>for i in range(len(self.numbers)):<text:line-break/> <text:s text:c="11"/>self.output_answer[self.count][i] = self.numbers[i]<text:line-break/> <text:s text:c="7"/>swapped = True<text:line-break/> <text:s text:c="7"/>while swapped:<text:line-break/> <text:s text:c="11"/>swapped = False<text:line-break/> <text:s text:c="11"/>for i in range(len(self.numbers) - 1):<text:line-break/> <text:s text:c="15"/>if self.numbers[i] &lt; self.numbers[i + 1]: <text:line-break/> <text:s text:c="19"/>self.numbers[i], self.numbers[i + 1] = self.numbers[i + 1], self.numbers[i]<text:line-break/> <text:s text:c="19"/>self.count += 1<text:line-break/> <text:s text:c="19"/>for i in range(len(self.numbers)):<text:line-break/> <text:s text:c="23"/>self.output_answer[self.count][i] = self.numbers[i]<text:line-break/> <text:s text:c="19"/>swapped = True<text:line-break/> <text:s text:c="7"/>self.count += 1<text:line-break/><text:line-break/> <text:s text:c="7"/>for i in range(len(self.numbers)):<text:line-break/> <text:s text:c="11"/>self.output_answer[self.count][i] = self.numbers[i] <text:line-break/><text:line-break/> <text:s text:c="7"/>#輸出結果<text:line-break/> <text:s text:c="7"/>i = 0<text:line-break/> <text:s text:c="7"/>for i in range(self.count // 10):<text:line-break/> <text:s text:c="11"/>self.w[i] = AnotherWindow(i,self.output_answer[i * 10 : i * 10 + 10])<text:line-break/> <text:s text:c="11"/>self.w[i].show()<text:line-break/> <text:s text:c="7"/>i += 1<text:line-break/> <text:s text:c="7"/>self.w[i] = AnotherWindow(i,self.output_answer[i * 10 : i * 10 + self.count % 10 + 1])<text:line-break/> <text:s text:c="7"/>self.w[i].show()<text:line-break/><text:line-break/> <text:s text:c="7"/>self.numbers = []<text:line-break/> <text:s text:c="7"/>self.output_answer = [[0 for i in range(10)] for j in range(100)]<text:line-break/> <text:s text:c="7"/>self.count = 0<text:line-break/> <text:s text:c="3"/><text:line-break/>def main():<text:line-break/> <text:s text:c="3"/>app = QApplication(sys.argv)<text:line-break/> <text:s text:c="3"/>main_window = Main()<text:line-break/> <text:s text:c="3"/>main_window.resize(10000,10000)<text:line-break/> <text:s text:c="3"/>main_window.show()<text:line-break/> <text:s text:c="3"/>app.exec_()<text:line-break/><text:line-break/>if __name__ == "__main__":<text:line-break/> <text:s text:c="3"/>main(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2">#</text:span>Counting_Sort2</text:p>
      <text:p text:style-name="P5"/>
      <text:p text:style-name="P5">import sys<text:line-break/>import random<text:line-break/>import time<text:line-break/>from PyQt5.QtCore import *<text:line-break/>from PyQt5.QtGui import *<text:line-break/>from PyQt5.QtWidgets import *<text:line-break/><text:line-break/><text:line-break/>class AnotherWindow(QMainWindow):<text:line-break/> <text:s text:c="3"/>"""<text:line-break/> <text:s text:c="3"/>This "window" is a QWidget. If it has no parent, it <text:line-break/> <text:s text:c="3"/>will appear as a free-floating window as we want.<text:line-break/> <text:s text:c="3"/>"""<text:line-break/> <text:s text:c="3"/>def __init__(self, on, os):<text:line-break/> <text:s text:c="7"/>super().__init__()<text:line-break/> <text:s text:c="7"/>self.resize(2000,2000)<text:line-break/> <text:s text:c="7"/>self.widget = QWidget()<text:line-break/> <text:s text:c="7"/>self.createScroll() # Scroll Area which contains the widgets, set as the centralWidget<text:line-break/> <text:s text:c="7"/>self.show()<text:line-break/><text:line-break/> <text:s text:c="7"/>self.output_numbers = on<text:line-break/> <text:s text:c="7"/>self.output_string = os<text:line-break/> <text:s text:c="7"/>self.vbox = QVBoxLayout()<text:line-break/> <text:s text:c="7"/>self.createVbox()<text:line-break/> <text:s text:c="7"/><text:line-break/> <text:s text:c="3"/>def createScroll(self):<text:line-break/> <text:s text:c="7"/>self.scroll = QScrollArea()<text:line-break/> <text:s text:c="7"/>self.scroll.setVerticalScrollBarPolicy(Qt.ScrollBarAlwaysOn)<text:line-break/> <text:s text:c="7"/>self.scroll.setHorizontalScrollBarPolicy(Qt.ScrollBarAlwaysOff)<text:line-break/> <text:s text:c="7"/>self.scroll.setWidgetResizable(True)<text:line-break/> <text:s text:c="7"/>self.scroll.setWidget(self.widget)<text:line-break/> <text:s text:c="7"/>self.setCentralWidget(self.scroll)<text:line-break/> <text:s text:c="7"/><text:line-break/> <text:s text:c="3"/>def createVbox(self):<text:line-break/> <text:s text:c="7"/>color = ["#5bc0de","#5cb85c","#0275d8","#f0ad4e","#d9534f","red"]<text:line-break/> <text:s text:c="7"/>count = 1<text:line-break/> <text:s text:c="7"/>for i in range(len(self.output_numbers)):<text:line-break/> <text:s text:c="11"/>object = QLabel(self.output_string[i])<text:line-break/> <text:s text:c="11"/>if self.output_numbers[i] &gt;= (count+1) * 100:<text:line-break/> <text:s text:c="15"/>count += 1<text:line-break/> <text:s text:c="11"/>object.setStyleSheet("color : "+color[count-1])<text:line-break/> <text:s text:c="11"/>object.move(100,100+i)<text:line-break/> <text:s text:c="11"/>self.vbox.addWidget(object)<text:line-break/><text:line-break/> <text:s text:c="7"/>self.widget.setLayout(self.vbox)<text:line-break/> <text:s text:c="7"/>self.move(180,100)<text:line-break/><text:line-break/><text:line-break/>class Main(QMainWindow):<text:line-break/> <text:s text:c="3"/>def __init__(self, parent = None):<text:line-break/> <text:s text:c="7"/>QMainWindow.__init__(self, parent)<text:line-break/> <text:s text:c="7"/>self.InitUi()<text:line-break/><text:line-break/> <text:s text:c="3"/>def InitUi(self):<text:line-break/><text:soft-page-break/> <text:s text:c="7"/>self.button = self.CreateButton()<text:line-break/> <text:s text:c="7"/>self.w = None <text:s/># No external window yet.<text:line-break/> <text:s text:c="7"/>self.numbers = []<text:line-break/> <text:s text:c="3"/><text:line-break/> <text:s text:c="3"/>def CreateButton(self):<text:line-break/> <text:s text:c="7"/>button = QPushButton(self, text = "OK")<text:line-break/> <text:s text:c="7"/>button.resize(30,30)<text:line-break/> <text:s text:c="7"/>button.clicked.connect(lambda: self.setAmount())<text:line-break/> <text:s text:c="7"/>button.clicked.connect(lambda: print("OK"))<text:line-break/> <text:s text:c="7"/>return button<text:line-break/><text:line-break/> <text:s text:c="3"/>def counting_sort(self):<text:line-break/> <text:s text:c="7"/>TOTAL_NUMBER = len(self.numbers)<text:line-break/> <text:s text:c="7"/>MAX = 599<text:line-break/> <text:s text:c="7"/>self.output_string = ["" for i in range(len(self.numbers))] # 整個字串的結果<text:line-break/> <text:s text:c="7"/>self.output_numbers = [0 for i in range(len(self.numbers))] # http status code的結果<text:line-break/><text:line-break/> <text:s text:c="7"/>count = [ 0 for i in range(MAX)]<text:line-break/><text:line-break/> <text:s text:c="7"/>for i in range(TOTAL_NUMBER):<text:line-break/> <text:s text:c="11"/>count[self.numbers[i]] += 1<text:line-break/> <text:s text:c="15"/><text:line-break/> <text:s text:c="7"/>for i in range(MAX):<text:line-break/> <text:s text:c="11"/>count[i] += count[i-1]<text:line-break/><text:line-break/> <text:s text:c="7"/>for i in range(TOTAL_NUMBER):<text:line-break/> <text:s text:c="11"/>self.output_string[count[self.numbers[i]] - 1] = self.lines[i]<text:line-break/> <text:s text:c="11"/>self.output_numbers[count[self.numbers[i]] - 1] = self.numbers[i]<text:line-break/> <text:s text:c="11"/>count[self.numbers[i]] -= 1<text:line-break/><text:line-break/><text:line-break/> <text:s text:c="3"/>def setAmount(self):<text:line-break/> <text:s text:c="7"/>fp = open("access.log", "r")<text:line-break/> <text:s text:c="7"/>self.lines = fp.readlines()<text:line-break/> <text:s text:c="7"/>count = 0<text:line-break/> <text:s text:c="7"/>tmp = []<text:line-break/> <text:s text:c="7"/>for l in self.lines:<text:line-break/> <text:s text:c="11"/>for i in range(len(l)):<text:line-break/> <text:s text:c="15"/>if count == 2:<text:line-break/> <text:s text:c="19"/>i += 1<text:line-break/> <text:s text:c="19"/>for j in range(3):<text:line-break/> <text:s text:c="23"/>tmp.append(int(l[i+j]))<text:line-break/> <text:s text:c="19"/>self.numbers.append(100 * tmp[0] + 10 * tmp[1] + tmp[2])<text:line-break/> <text:s text:c="19"/>count = 0<text:line-break/> <text:s text:c="19"/>tmp.clear()<text:line-break/> <text:s text:c="19"/>break<text:line-break/> <text:s text:c="15"/>if l[i] == '"':<text:line-break/> <text:s text:c="19"/>count += 1<text:line-break/> <text:s text:c="7"/>fp.close()<text:line-break/> <text:s text:c="7"/><text:line-break/> <text:s text:c="7"/>self.counting_sort()<text:line-break/> <text:s text:c="7"/>self.w = AnotherWindow(self.output_numbers,self.output_string)<text:line-break/> <text:s text:c="7"/>self.output_file() <text:s text:c="3"/><text:line-break/><text:line-break/> <text:s text:c="3"/>def output_file(self):<text:line-break/> <text:s text:c="7"/>f = open("demofile2.txt", "w")<text:line-break/><text:soft-page-break/> <text:s text:c="7"/>for i in self.output_string:<text:line-break/> <text:s text:c="11"/>f.write(i+'\n')<text:line-break/><text:line-break/>def main():<text:line-break/> <text:s text:c="3"/>app = QApplication(sys.argv)<text:line-break/> <text:s text:c="3"/>main_window = Main()<text:line-break/> <text:s text:c="3"/>main_window.show()<text:line-break/> <text:s text:c="3"/>app.exec_()<text:line-break/><text:line-break/>if __name__ == "__main__":<text:line-break/> <text:s text:c="3"/>main()<text:line-break/></text:p>
      <text:p text:style-name="P5"/>
      <text:p text:style-name="P5"/>
      <text:p text:style-name="P5"><text:span text:style-name="T2">#</text:span>Shell_Sort2</text:p>
      <text:p text:style-name="P5">import sys<text:line-break/>import random<text:line-break/>import time<text:line-break/>import csv<text:line-break/>from PyQt5.QtCore import *<text:line-break/>from PyQt5.QtGui import *<text:line-break/>from PyQt5.QtWidgets import *<text:line-break/><text:line-break/>class AnotherWindow(QMainWindow):<text:line-break/> <text:s text:c="3"/>"""<text:line-break/> <text:s text:c="3"/>This "window" is a QWidget. If it has no parent, it <text:line-break/> <text:s text:c="3"/>will appear as a free-floating window as we want.<text:line-break/> <text:s text:c="3"/>"""<text:line-break/> <text:s text:c="3"/>def __init__(self, data):<text:line-break/> <text:s text:c="7"/>super().__init__()<text:line-break/> <text:s text:c="7"/>self.resize(2000,2000)<text:line-break/> <text:s text:c="7"/>self.widget = QWidget()<text:line-break/> <text:s text:c="7"/>self.createScroll() # Scroll Area which contains the widgets, set as the centralWidget<text:line-break/> <text:s text:c="7"/>self.show()<text:line-break/> <text:s text:c="7"/>self.data_string = data<text:line-break/> <text:s text:c="7"/>self.vbox = QVBoxLayout()<text:line-break/> <text:s text:c="7"/>self.createVbox()<text:line-break/> <text:s text:c="7"/><text:line-break/> <text:s text:c="3"/>def createScroll(self):<text:line-break/> <text:s text:c="7"/>self.scroll = QScrollArea()<text:line-break/> <text:s text:c="7"/>self.scroll.setVerticalScrollBarPolicy(Qt.ScrollBarAlwaysOn)<text:line-break/> <text:s text:c="7"/>self.scroll.setHorizontalScrollBarPolicy(Qt.ScrollBarAlwaysOff)<text:line-break/> <text:s text:c="7"/>self.scroll.setWidgetResizable(True)<text:line-break/> <text:s text:c="7"/>self.scroll.setWidget(self.widget)<text:line-break/> <text:s text:c="7"/>self.setCentralWidget(self.scroll)<text:line-break/> <text:s text:c="7"/><text:line-break/> <text:s text:c="3"/>def createVbox(self):<text:line-break/> <text:s text:c="7"/>color = ["#d9534f","#f0ad4e","#5cb85c","#0275d8","red"]<text:line-break/> <text:s text:c="7"/>count = 1<text:line-break/> <text:s text:c="7"/>for i in range(len(self.data_string)):<text:line-break/> <text:s text:c="11"/>temp = ""<text:line-break/> <text:s text:c="11"/>object = QLabel(self)<text:line-break/> <text:s text:c="11"/>for j in range(len(self.data_string[i])):<text:line-break/> <text:s text:c="15"/>if j == 0:<text:line-break/> <text:s text:c="19"/>temp += self.data_string[i][j]<text:line-break/> <text:s text:c="15"/>elif float(self.data_string[i][10]) &lt; 0 and j == 10:<text:line-break/><text:soft-page-break/> <text:s text:c="19"/>temp += " , &lt;font color=\"#d9534f\"&gt;" + self.data_string[i][10] + "&lt;/font&gt;"<text:line-break/> <text:s text:c="15"/>elif float(self.data_string[i][10]) == 0 and j == 10:<text:line-break/> <text:s text:c="19"/>temp += " , &lt;font color=\"#f0ad4e\"&gt;" + self.data_string[i][10] + "&lt;/font&gt;"<text:line-break/> <text:s text:c="15"/>elif float(self.data_string[i][10]) &lt; 10000000000 and j == 10:<text:line-break/> <text:s text:c="19"/>temp += " , &lt;font color=\"#5cb85c\"&gt;" + self.data_string[i][10] + "&lt;/font&gt;"<text:line-break/> <text:s text:c="15"/>elif float(self.data_string[i][10]) &gt; 10000000000 and j == 10:<text:line-break/> <text:s text:c="19"/>temp += " , &lt;font color=\"#0275d8\"&gt;" + self.data_string[i][10] + "&lt;/font&gt;"<text:line-break/> <text:s text:c="15"/>else:<text:line-break/> <text:s text:c="19"/>temp += " , " + self.data_string[i][j]<text:line-break/> <text:s text:c="11"/>object.setText(temp)<text:line-break/> <text:s text:c="11"/>object.move(100,100+i)<text:line-break/> <text:s text:c="11"/>self.vbox.addWidget(object)<text:line-break/><text:line-break/> <text:s text:c="7"/>self.widget.setLayout(self.vbox)<text:line-break/> <text:s text:c="7"/>self.move(180,100)<text:line-break/><text:line-break/><text:line-break/>class Main(QMainWindow):<text:line-break/> <text:s text:c="3"/>def __init__(self, parent = None):<text:line-break/> <text:s text:c="7"/>QMainWindow.__init__(self, parent)<text:line-break/> <text:s text:c="7"/>self.InitUi()<text:line-break/><text:line-break/> <text:s text:c="3"/>def InitUi(self):<text:line-break/> <text:s text:c="7"/>self.button = self.CreateButton()<text:line-break/> <text:s text:c="7"/>self.w = None <text:s/># No external window yet.<text:line-break/> <text:s text:c="7"/>self.data_string = []<text:line-break/> <text:s text:c="3"/><text:line-break/> <text:s text:c="3"/>def CreateButton(self):<text:line-break/> <text:s text:c="7"/>button = QPushButton(self, text = "OK")<text:line-break/> <text:s text:c="7"/>button.resize(30,30)<text:line-break/> <text:s text:c="7"/>button.clicked.connect(lambda: self.setAmount())<text:line-break/> <text:s text:c="7"/>button.clicked.connect(lambda: print("OK"))<text:line-break/> <text:s text:c="7"/>return button<text:line-break/> <text:s text:c="3"/><text:line-break/> <text:s text:c="3"/>def shell_sort(self):<text:line-break/> <text:s text:c="7"/>n = len(self.data_string)<text:line-break/> <text:s text:c="7"/># Rearrange elements at each n/2, n/4, n/8, ... intervals<text:line-break/> <text:s text:c="7"/>interval = n // 2<text:line-break/> <text:s text:c="7"/>while interval &gt; 0:<text:line-break/> <text:s text:c="11"/>for i in range(interval, n):<text:line-break/> <text:s text:c="15"/>temp = self.data_string[i]<text:line-break/> <text:s text:c="15"/>j = i<text:line-break/> <text:s text:c="15"/>while j &gt;= interval and float(self.data_string[j - interval][10]) &gt; float(temp[10]):<text:line-break/> <text:s text:c="19"/>self.data_string[j] = self.data_string[j - interval]<text:line-break/> <text:s text:c="19"/>j -= interval<text:line-break/> <text:s text:c="15"/>self.data_string[j] = temp<text:line-break/> <text:s text:c="11"/>interval //= 2<text:line-break/><text:line-break/> <text:s text:c="3"/>def setAmount(self):<text:line-break/> <text:s text:c="7"/>self.data_string = []<text:line-break/> <text:s text:c="7"/>#把 csv 檔的資料存成 list(data_string,data_number)<text:line-break/> <text:s text:c="7"/>with open('500_constituents_financial.csv') as csv_file:<text:line-break/><text:soft-page-break/> <text:s text:c="11"/>csv_reader = csv.reader(csv_file, delimiter=',')<text:line-break/> <text:s text:c="11"/>check = False #第一列不存取<text:line-break/> <text:s text:c="11"/>for row in csv_reader:<text:line-break/> <text:s text:c="15"/>if check:<text:line-break/> <text:s text:c="19"/>self.data_string.append(row)<text:line-break/> <text:s text:c="15"/>check = True<text:line-break/> <text:s text:c="7"/>self.shell_sort()<text:line-break/> <text:s text:c="7"/>self.w = AnotherWindow(self.data_string)<text:line-break/> <text:s text:c="7"/>self.output_file() <text:s text:c="3"/><text:line-break/><text:line-break/> <text:s text:c="3"/>def output_file(self):<text:line-break/> <text:s text:c="7"/>f = open("demofile2.txt", "w")<text:line-break/> <text:s text:c="7"/>for i in self.data_string:<text:line-break/> <text:s text:c="11"/>for j in i:<text:line-break/> <text:s text:c="15"/>f.write(j+'\n')<text:line-break/><text:line-break/>def main():<text:line-break/> <text:s text:c="3"/>app = QApplication(sys.argv)<text:line-break/> <text:s text:c="3"/>main_window = Main()<text:line-break/> <text:s text:c="3"/>main_window.show()<text:line-break/> <text:s text:c="3"/>app.exec_()<text:line-break/> <text:s text:c="2"/><text:line-break/>if __name__ == "__main__":<text:line-break/> <text:s text:c="3"/>main()</text:p>
      <text:p text:style-name="P5"/>
      <text:p text:style-name="P5"/>
      <text:p text:style-name="P2"><text:span text:style-name="Source_20_Text"><text:span text:style-name="T6">#quick sort</text:span></text:span></text:p>
      <text:p text:style-name="Preformatted_20_Text"><text:span text:style-name="Source_20_Text"><text:span text:style-name="T5">data = [89, 34, 23, 78, 67, 100, 66, 29, 79, 55, 78, 88, 92, 96, 96, 23]</text:span></text:span></text:p>
      <text:p text:style-name="P3"/>
      <text:p text:style-name="Preformatted_20_Text"><text:span text:style-name="Source_20_Text"><text:span text:style-name="T5">def quicksort(data, left, right): # 輸入資料，和從兩邊開始的位置</text:span></text:span></text:p>
      <text:p text:style-name="Preformatted_20_Text"><text:span text:style-name="Source_20_Text"><text:span text:style-name="T5"><text:s text:c="4"/>if left &gt;= right : <text:s text:c="11"/># 如果左邊大於右邊，就跳出function</text:span></text:span></text:p>
      <text:p text:style-name="Preformatted_20_Text"><text:span text:style-name="Source_20_Text"><text:span text:style-name="T5"><text:s text:c="8"/>return</text:span></text:span></text:p>
      <text:p text:style-name="P3"/>
      <text:p text:style-name="Preformatted_20_Text"><text:span text:style-name="Source_20_Text"><text:span text:style-name="T5"><text:s text:c="4"/>i = left <text:s text:c="21"/># 左邊的代理人</text:span></text:span></text:p>
      <text:p text:style-name="Preformatted_20_Text"><text:span text:style-name="Source_20_Text"><text:span text:style-name="T5"><text:s text:c="4"/>j = right <text:s text:c="20"/># 右邊的代理人</text:span></text:span></text:p>
      <text:p text:style-name="Preformatted_20_Text"><text:span text:style-name="Source_20_Text"><text:span text:style-name="T5"><text:s text:c="4"/>key = data[left] <text:s text:c="16"/># 基準點</text:span></text:span></text:p>
      <text:p text:style-name="P3"/>
      <text:p text:style-name="Preformatted_20_Text"><text:span text:style-name="Source_20_Text"><text:span text:style-name="T5"><text:s text:c="4"/>while i != j: <text:s text:c="17"/></text:span></text:span></text:p>
      <text:p text:style-name="Preformatted_20_Text"><text:span text:style-name="Source_20_Text"><text:span text:style-name="T5"><text:s text:c="8"/>while data[j] &gt; key and i &lt; j: <text:s text:c="2"/># 從右邊開始找，找比基準點小的值</text:span></text:span></text:p>
      <text:p text:style-name="Preformatted_20_Text"><text:span text:style-name="Source_20_Text"><text:span text:style-name="T5"><text:s text:c="12"/>j -= 1</text:span></text:span></text:p>
      <text:p text:style-name="Preformatted_20_Text"><text:span text:style-name="Source_20_Text"><text:span text:style-name="T5"><text:s text:c="8"/>while data[i] &lt;= key and i &lt; j: <text:s/># 從左邊開始找，找比基準點大的值</text:span></text:span></text:p>
      <text:p text:style-name="Preformatted_20_Text"><text:span text:style-name="Source_20_Text"><text:span text:style-name="T5"><text:s text:c="12"/>i += 1</text:span></text:span></text:p>
      <text:p text:style-name="Preformatted_20_Text"><text:span text:style-name="Source_20_Text"><text:span text:style-name="T5"><text:s text:c="8"/>if i &lt; j: <text:s text:c="23"/># 當左右代理人沒有相遇時，互換值</text:span></text:span></text:p>
      <text:p text:style-name="Preformatted_20_Text"><text:span text:style-name="Source_20_Text"><text:span text:style-name="T5"><text:s text:c="12"/>data[i], data[j] = data[j], data[i] </text:span></text:span></text:p>
      <text:p text:style-name="P3"/>
      <text:p text:style-name="Preformatted_20_Text"><text:span text:style-name="Source_20_Text"><text:span text:style-name="T5"><text:s text:c="4"/># 將基準點歸換至代理人相遇點</text:span></text:span></text:p>
      <text:p text:style-name="Preformatted_20_Text"><text:span text:style-name="Source_20_Text"><text:span text:style-name="T5"><text:s text:c="4"/>data[left] = data[i] </text:span></text:span></text:p>
      <text:p text:style-name="Preformatted_20_Text"><text:span text:style-name="Source_20_Text"><text:span text:style-name="T5"><text:s text:c="4"/>data[i] = key</text:span></text:span></text:p>
      <text:p text:style-name="P3"/>
      <text:p text:style-name="Preformatted_20_Text"><text:span text:style-name="Source_20_Text"><text:span text:style-name="T5"><text:s text:c="4"/>quicksort(data, left, i-1) <text:s text:c="2"/># 繼續處理較小部分的子循環</text:span></text:span></text:p>
      <text:p text:style-name="Preformatted_20_Text"><text:span text:style-name="Source_20_Text"><text:span text:style-name="T5"><text:s text:c="4"/>quicksort(data, i+1, right) <text:s/># 繼續處理較大部分的子循環</text:span></text:span></text:p>
      <text:p text:style-name="P3"/>
      <text:p text:style-name="Preformatted_20_Text"><text:span text:style-name="Source_20_Text"><text:span text:style-name="T5">quicksort(data, 0, len(data)-1)</text:span></text:span></text:p>
      <text:p text:style-name="P4"><text:span text:style-name="Source_20_Text"><text:span text:style-name="T5">print(data)</text:span>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serif" svg:font-family="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2bd4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6T18:12:09.896000000</meta:creation-date>
    <dc:date>2021-01-06T18:50:27.268000000</dc:date>
    <meta:editing-duration>PT13M33S</meta:editing-duration>
    <meta:editing-cycles>3</meta:editing-cycles>
    <meta:generator>LibreOffice/6.4.4.2$Windows_X86_64 LibreOffice_project/3d775be2011f3886db32dfd395a6a6d1ca2630ff</meta:generator>
    <meta:document-statistic meta:table-count="0" meta:image-count="0" meta:object-count="0" meta:page-count="28" meta:paragraph-count="73" meta:word-count="4667" meta:character-count="44410" meta:non-whitespace-character-count="29903"/>
  </office:meta>
</office:document-meta>
</file>